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07in"/>
    </style:style>
    <style:style style:name="co4" style:family="table-column">
      <style:table-column-properties fo:break-before="auto" style:column-width="0.8244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4811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6" style:family="table-cell" style:parent-style-name="Default" style:data-style-name="N155">
      <style:table-cell-properties fo:padding="0.028in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155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mort_rate" table:style-name="ta1">
        <table:table-column table:style-name="co1" table:default-cell-style-name="ce3"/>
        <table:table-column table:style-name="co1" table:number-columns-repeated="6" table:default-cell-style-name="ce4"/>
        <table:table-row table:style-name="ro1">
          <table:table-cell office:value-type="string" calcext:value-type="string">
            <text:p>age</text:p>
          </table:table-cell>
          <table:table-cell table:style-name="ce3" office:value-type="string" calcext:value-type="string">
            <text:p>cso80_m</text:p>
          </table:table-cell>
          <table:table-cell table:style-name="ce3" office:value-type="string" calcext:value-type="string">
            <text:p>cso80_f</text:p>
          </table:table-cell>
          <table:table-cell table:style-name="ce3" office:value-type="string" calcext:value-type="string">
            <text:p>hanre_m</text:p>
          </table:table-cell>
          <table:table-cell table:style-name="ce3" office:value-type="string" calcext:value-type="string">
            <text:p>hanre_f</text:p>
          </table:table-cell>
          <table:table-cell table:style-name="ce3" office:value-type="string" calcext:value-type="string">
            <text:p>genre_m</text:p>
          </table:table-cell>
          <table:table-cell table:style-name="ce3" office:value-type="string" calcext:value-type="string">
            <text:p>genre_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63" calcext:value-type="float">
            <text:p>0.002630</text:p>
          </table:table-cell>
          <table:table-cell office:value-type="float" office:value="0.00188" calcext:value-type="float">
            <text:p>0.0018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03" calcext:value-type="float">
            <text:p>0.001030</text:p>
          </table:table-cell>
          <table:table-cell office:value-type="float" office:value="0.00084" calcext:value-type="float">
            <text:p>0.00084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" calcext:value-type="float">
            <text:p>0.000990</text:p>
          </table:table-cell>
          <table:table-cell office:value-type="float" office:value="0.0008" calcext:value-type="float">
            <text:p>0.0008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97" calcext:value-type="float">
            <text:p>0.000970</text:p>
          </table:table-cell>
          <table:table-cell office:value-type="float" office:value="0.00078" calcext:value-type="float">
            <text:p>0.0007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93" calcext:value-type="float">
            <text:p>0.000930</text:p>
          </table:table-cell>
          <table:table-cell office:value-type="float" office:value="0.00077" calcext:value-type="float">
            <text:p>0.0007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88" calcext:value-type="float">
            <text:p>0.000880</text:p>
          </table:table-cell>
          <table:table-cell office:value-type="float" office:value="0.00075" calcext:value-type="float">
            <text:p>0.00075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83" calcext:value-type="float">
            <text:p>0.000830</text:p>
          </table:table-cell>
          <table:table-cell office:value-type="float" office:value="0.00073" calcext:value-type="float">
            <text:p>0.0007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78" calcext:value-type="float">
            <text:p>0.000780</text:p>
          </table:table-cell>
          <table:table-cell office:value-type="float" office:value="0.00071" calcext:value-type="float">
            <text:p>0.00071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75" calcext:value-type="float">
            <text:p>0.000750</text:p>
          </table:table-cell>
          <table:table-cell office:value-type="float" office:value="0.0007" calcext:value-type="float">
            <text:p>0.0007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74" calcext:value-type="float">
            <text:p>0.000740</text:p>
          </table:table-cell>
          <table:table-cell office:value-type="float" office:value="0.00069" calcext:value-type="float">
            <text:p>0.00069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5" calcext:value-type="float">
            <text:p>0.000750</text:p>
          </table:table-cell>
          <table:table-cell office:value-type="float" office:value="0.00068" calcext:value-type="float">
            <text:p>0.0006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81" calcext:value-type="float">
            <text:p>0.000810</text:p>
          </table:table-cell>
          <table:table-cell office:value-type="float" office:value="0.0007" calcext:value-type="float">
            <text:p>0.0007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92" calcext:value-type="float">
            <text:p>0.000920</text:p>
          </table:table-cell>
          <table:table-cell office:value-type="float" office:value="0.00073" calcext:value-type="float">
            <text:p>0.0007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07" calcext:value-type="float">
            <text:p>0.001070</text:p>
          </table:table-cell>
          <table:table-cell office:value-type="float" office:value="0.00077" calcext:value-type="float">
            <text:p>0.0007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24" calcext:value-type="float">
            <text:p>0.001240</text:p>
          </table:table-cell>
          <table:table-cell office:value-type="float" office:value="0.00082" calcext:value-type="float">
            <text:p>0.0008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42" calcext:value-type="float">
            <text:p>0.001420</text:p>
          </table:table-cell>
          <table:table-cell office:value-type="float" office:value="0.00087" calcext:value-type="float">
            <text:p>0.0008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59" calcext:value-type="float">
            <text:p>0.001590</text:p>
          </table:table-cell>
          <table:table-cell office:value-type="float" office:value="0.00092" calcext:value-type="float">
            <text:p>0.0009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72" calcext:value-type="float">
            <text:p>0.001720</text:p>
          </table:table-cell>
          <table:table-cell office:value-type="float" office:value="0.00096" calcext:value-type="float">
            <text:p>0.00096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82" calcext:value-type="float">
            <text:p>0.00182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76" calcext:value-type="float">
            <text:p>0.760000</text:p>
          </table:table-cell>
          <table:table-cell office:value-type="float" office:value="0.46" calcext:value-type="float">
            <text:p>0.46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6" calcext:value-type="float">
            <text:p>0.6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88" calcext:value-type="float">
            <text:p>0.001880</text:p>
          </table:table-cell>
          <table:table-cell office:value-type="float" office:value="0.00103" calcext:value-type="float">
            <text:p>0.001030</text:p>
          </table:table-cell>
          <table:table-cell office:value-type="float" office:value="0.77" calcext:value-type="float">
            <text:p>0.770000</text:p>
          </table:table-cell>
          <table:table-cell office:value-type="float" office:value="0.49" calcext:value-type="float">
            <text:p>0.490000</text:p>
          </table:table-cell>
          <table:table-cell office:value-type="float" office:value="0.71" calcext:value-type="float">
            <text:p>0.710000</text:p>
          </table:table-cell>
          <table:table-cell office:value-type="float" office:value="0.6" calcext:value-type="float">
            <text:p>0.6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9" calcext:value-type="float">
            <text:p>0.001900</text:p>
          </table:table-cell>
          <table:table-cell office:value-type="float" office:value="0.00106" calcext:value-type="float">
            <text:p>0.001060</text:p>
          </table:table-cell>
          <table:table-cell office:value-type="float" office:value="0.79" calcext:value-type="float">
            <text:p>0.790000</text:p>
          </table:table-cell>
          <table:table-cell office:value-type="float" office:value="0.52" calcext:value-type="float">
            <text:p>0.520000</text:p>
          </table:table-cell>
          <table:table-cell office:value-type="float" office:value="0.73" calcext:value-type="float">
            <text:p>0.730000</text:p>
          </table:table-cell>
          <table:table-cell office:value-type="float" office:value="0.62" calcext:value-type="float">
            <text:p>0.62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9" calcext:value-type="float">
            <text:p>0.001900</text:p>
          </table:table-cell>
          <table:table-cell office:value-type="float" office:value="0.00108" calcext:value-type="float">
            <text:p>0.001080</text:p>
          </table:table-cell>
          <table:table-cell office:value-type="float" office:value="0.8" calcext:value-type="float">
            <text:p>0.800000</text:p>
          </table:table-cell>
          <table:table-cell office:value-type="float" office:value="0.53" calcext:value-type="float">
            <text:p>0.530000</text:p>
          </table:table-cell>
          <table:table-cell office:value-type="float" office:value="0.75" calcext:value-type="float">
            <text:p>0.750000</text:p>
          </table:table-cell>
          <table:table-cell office:value-type="float" office:value="0.63" calcext:value-type="float">
            <text:p>0.63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88" calcext:value-type="float">
            <text:p>0.001880</text:p>
          </table:table-cell>
          <table:table-cell office:value-type="float" office:value="0.0011" calcext:value-type="float">
            <text:p>0.001100</text:p>
          </table:table-cell>
          <table:table-cell office:value-type="float" office:value="0.8" calcext:value-type="float">
            <text:p>0.800000</text:p>
          </table:table-cell>
          <table:table-cell office:value-type="float" office:value="0.55" calcext:value-type="float">
            <text:p>0.550000</text:p>
          </table:table-cell>
          <table:table-cell office:value-type="float" office:value="0.77" calcext:value-type="float">
            <text:p>0.770000</text:p>
          </table:table-cell>
          <table:table-cell office:value-type="float" office:value="0.65" calcext:value-type="float">
            <text:p>0.65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84" calcext:value-type="float">
            <text:p>0.001840</text:p>
          </table:table-cell>
          <table:table-cell office:value-type="float" office:value="0.00112" calcext:value-type="float">
            <text:p>0.001120</text:p>
          </table:table-cell>
          <table:table-cell office:value-type="float" office:value="0.79" calcext:value-type="float">
            <text:p>0.790000</text:p>
          </table:table-cell>
          <table:table-cell office:value-type="float" office:value="0.59" calcext:value-type="float">
            <text:p>0.590000</text:p>
          </table:table-cell>
          <table:table-cell office:value-type="float" office:value="0.83" calcext:value-type="float">
            <text:p>0.830000</text:p>
          </table:table-cell>
          <table:table-cell office:value-type="float" office:value="0.7" calcext:value-type="float">
            <text:p>0.7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8" calcext:value-type="float">
            <text:p>0.001800</text:p>
          </table:table-cell>
          <table:table-cell office:value-type="float" office:value="0.00115" calcext:value-type="float">
            <text:p>0.001150</text:p>
          </table:table-cell>
          <table:table-cell office:value-type="float" office:value="0.82" calcext:value-type="float">
            <text:p>0.820000</text:p>
          </table:table-cell>
          <table:table-cell office:value-type="float" office:value="0.62" calcext:value-type="float">
            <text:p>0.620000</text:p>
          </table:table-cell>
          <table:table-cell office:value-type="float" office:value="0.89" calcext:value-type="float">
            <text:p>0.890000</text:p>
          </table:table-cell>
          <table:table-cell office:value-type="float" office:value="0.75" calcext:value-type="float">
            <text:p>0.75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75" calcext:value-type="float">
            <text:p>0.001750</text:p>
          </table:table-cell>
          <table:table-cell office:value-type="float" office:value="0.00117" calcext:value-type="float">
            <text:p>0.001170</text:p>
          </table:table-cell>
          <table:table-cell office:value-type="float" office:value="0.83" calcext:value-type="float">
            <text:p>0.830000</text:p>
          </table:table-cell>
          <table:table-cell office:value-type="float" office:value="0.62" calcext:value-type="float">
            <text:p>0.620000</text:p>
          </table:table-cell>
          <table:table-cell office:value-type="float" office:value="0.95" calcext:value-type="float">
            <text:p>0.950000</text:p>
          </table:table-cell>
          <table:table-cell office:value-type="float" office:value="0.78" calcext:value-type="float">
            <text:p>0.78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72" calcext:value-type="float">
            <text:p>0.001720</text:p>
          </table:table-cell>
          <table:table-cell office:value-type="float" office:value="0.0012" calcext:value-type="float">
            <text:p>0.001200</text:p>
          </table:table-cell>
          <table:table-cell office:value-type="float" office:value="0.84" calcext:value-type="float">
            <text:p>0.840000</text:p>
          </table:table-cell>
          <table:table-cell office:value-type="float" office:value="0.64" calcext:value-type="float">
            <text:p>0.640000</text:p>
          </table:table-cell>
          <table:table-cell office:value-type="float" office:value="1.01" calcext:value-type="float">
            <text:p>1.010000</text:p>
          </table:table-cell>
          <table:table-cell office:value-type="float" office:value="0.81" calcext:value-type="float">
            <text:p>0.81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71" calcext:value-type="float">
            <text:p>0.001710</text:p>
          </table:table-cell>
          <table:table-cell office:value-type="float" office:value="0.00124" calcext:value-type="float">
            <text:p>0.001240</text:p>
          </table:table-cell>
          <table:table-cell office:value-type="float" office:value="0.86" calcext:value-type="float">
            <text:p>0.860000</text:p>
          </table:table-cell>
          <table:table-cell office:value-type="float" office:value="0.65" calcext:value-type="float">
            <text:p>0.650000</text:p>
          </table:table-cell>
          <table:table-cell office:value-type="float" office:value="1.07" calcext:value-type="float">
            <text:p>1.070000</text:p>
          </table:table-cell>
          <table:table-cell office:value-type="float" office:value="0.84" calcext:value-type="float">
            <text:p>0.84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7" calcext:value-type="float">
            <text:p>0.001700</text:p>
          </table:table-cell>
          <table:table-cell office:value-type="float" office:value="0.00128" calcext:value-type="float">
            <text:p>0.001280</text:p>
          </table:table-cell>
          <table:table-cell office:value-type="float" office:value="0.9" calcext:value-type="float">
            <text:p>0.900000</text:p>
          </table:table-cell>
          <table:table-cell office:value-type="float" office:value="0.67" calcext:value-type="float">
            <text:p>0.670000</text:p>
          </table:table-cell>
          <table:table-cell office:value-type="float" office:value="1.1" calcext:value-type="float">
            <text:p>1.100000</text:p>
          </table:table-cell>
          <table:table-cell office:value-type="float" office:value="0.84" calcext:value-type="float">
            <text:p>0.84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72" calcext:value-type="float">
            <text:p>0.001720</text:p>
          </table:table-cell>
          <table:table-cell office:value-type="float" office:value="0.00132" calcext:value-type="float">
            <text:p>0.001320</text:p>
          </table:table-cell>
          <table:table-cell office:value-type="float" office:value="0.9" calcext:value-type="float">
            <text:p>0.900000</text:p>
          </table:table-cell>
          <table:table-cell office:value-type="float" office:value="0.68" calcext:value-type="float">
            <text:p>0.680000</text:p>
          </table:table-cell>
          <table:table-cell office:value-type="float" office:value="1.14" calcext:value-type="float">
            <text:p>1.140000</text:p>
          </table:table-cell>
          <table:table-cell office:value-type="float" office:value="0.85" calcext:value-type="float">
            <text:p>0.85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75" calcext:value-type="float">
            <text:p>0.001750</text:p>
          </table:table-cell>
          <table:table-cell office:value-type="float" office:value="0.00137" calcext:value-type="float">
            <text:p>0.001370</text:p>
          </table:table-cell>
          <table:table-cell office:value-type="float" office:value="0.92" calcext:value-type="float">
            <text:p>0.92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1.21" calcext:value-type="float">
            <text:p>1.210000</text:p>
          </table:table-cell>
          <table:table-cell office:value-type="float" office:value="0.91" calcext:value-type="float">
            <text:p>0.91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8" calcext:value-type="float">
            <text:p>0.001800</text:p>
          </table:table-cell>
          <table:table-cell office:value-type="float" office:value="0.00142" calcext:value-type="float">
            <text:p>0.001420</text:p>
          </table:table-cell>
          <table:table-cell office:value-type="float" office:value="0.98" calcext:value-type="float">
            <text:p>0.980000</text:p>
          </table:table-cell>
          <table:table-cell office:value-type="float" office:value="0.72" calcext:value-type="float">
            <text:p>0.720000</text:p>
          </table:table-cell>
          <table:table-cell office:value-type="float" office:value="1.27" calcext:value-type="float">
            <text:p>1.270000</text:p>
          </table:table-cell>
          <table:table-cell office:value-type="float" office:value="0.97" calcext:value-type="float">
            <text:p>0.97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87" calcext:value-type="float">
            <text:p>0.001870</text:p>
          </table:table-cell>
          <table:table-cell office:value-type="float" office:value="0.00147" calcext:value-type="float">
            <text:p>0.001470</text:p>
          </table:table-cell>
          <table:table-cell office:value-type="float" office:value="1.06" calcext:value-type="float">
            <text:p>1.060000</text:p>
          </table:table-cell>
          <table:table-cell office:value-type="float" office:value="0.72" calcext:value-type="float">
            <text:p>0.720000</text:p>
          </table:table-cell>
          <table:table-cell office:value-type="float" office:value="1.34" calcext:value-type="float">
            <text:p>1.340000</text:p>
          </table:table-cell>
          <table:table-cell office:value-type="float" office:value="1.03" calcext:value-type="float">
            <text:p>1.03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95" calcext:value-type="float">
            <text:p>0.001950</text:p>
          </table:table-cell>
          <table:table-cell office:value-type="float" office:value="0.00154" calcext:value-type="float">
            <text:p>0.001540</text:p>
          </table:table-cell>
          <table:table-cell office:value-type="float" office:value="1.13" calcext:value-type="float">
            <text:p>1.130000</text:p>
          </table:table-cell>
          <table:table-cell office:value-type="float" office:value="0.74" calcext:value-type="float">
            <text:p>0.740000</text:p>
          </table:table-cell>
          <table:table-cell office:value-type="float" office:value="1.4" calcext:value-type="float">
            <text:p>1.400000</text:p>
          </table:table-cell>
          <table:table-cell office:value-type="float" office:value="1.1" calcext:value-type="float">
            <text:p>1.1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05" calcext:value-type="float">
            <text:p>0.002050</text:p>
          </table:table-cell>
          <table:table-cell office:value-type="float" office:value="0.00161" calcext:value-type="float">
            <text:p>0.001610</text:p>
          </table:table-cell>
          <table:table-cell office:value-type="float" office:value="1.18" calcext:value-type="float">
            <text:p>1.180000</text:p>
          </table:table-cell>
          <table:table-cell office:value-type="float" office:value="0.74" calcext:value-type="float">
            <text:p>0.740000</text:p>
          </table:table-cell>
          <table:table-cell office:value-type="float" office:value="1.47" calcext:value-type="float">
            <text:p>1.470000</text:p>
          </table:table-cell>
          <table:table-cell office:value-type="float" office:value="1.16" calcext:value-type="float">
            <text:p>1.16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217" calcext:value-type="float">
            <text:p>0.002170</text:p>
          </table:table-cell>
          <table:table-cell office:value-type="float" office:value="0.0017" calcext:value-type="float">
            <text:p>0.001700</text:p>
          </table:table-cell>
          <table:table-cell office:value-type="float" office:value="1.26" calcext:value-type="float">
            <text:p>1.260000</text:p>
          </table:table-cell>
          <table:table-cell office:value-type="float" office:value="0.76" calcext:value-type="float">
            <text:p>0.760000</text:p>
          </table:table-cell>
          <table:table-cell office:value-type="float" office:value="1.61" calcext:value-type="float">
            <text:p>1.610000</text:p>
          </table:table-cell>
          <table:table-cell office:value-type="float" office:value="1.25" calcext:value-type="float">
            <text:p>1.25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32" calcext:value-type="float">
            <text:p>0.002320</text:p>
          </table:table-cell>
          <table:table-cell office:value-type="float" office:value="0.00182" calcext:value-type="float">
            <text:p>0.001820</text:p>
          </table:table-cell>
          <table:table-cell office:value-type="float" office:value="1.33" calcext:value-type="float">
            <text:p>1.330000</text:p>
          </table:table-cell>
          <table:table-cell office:value-type="float" office:value="0.79" calcext:value-type="float">
            <text:p>0.790000</text:p>
          </table:table-cell>
          <table:table-cell office:value-type="float" office:value="1.75" calcext:value-type="float">
            <text:p>1.750000</text:p>
          </table:table-cell>
          <table:table-cell office:value-type="float" office:value="1.34" calcext:value-type="float">
            <text:p>1.34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49" calcext:value-type="float">
            <text:p>0.002490</text:p>
          </table:table-cell>
          <table:table-cell office:value-type="float" office:value="0.00196" calcext:value-type="float">
            <text:p>0.001960</text:p>
          </table:table-cell>
          <table:table-cell office:value-type="float" office:value="1.43" calcext:value-type="float">
            <text:p>1.430000</text:p>
          </table:table-cell>
          <table:table-cell office:value-type="float" office:value="0.83" calcext:value-type="float">
            <text:p>0.830000</text:p>
          </table:table-cell>
          <table:table-cell office:value-type="float" office:value="1.9" calcext:value-type="float">
            <text:p>1.900000</text:p>
          </table:table-cell>
          <table:table-cell office:value-type="float" office:value="1.43" calcext:value-type="float">
            <text:p>1.43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68" calcext:value-type="float">
            <text:p>0.002680</text:p>
          </table:table-cell>
          <table:table-cell office:value-type="float" office:value="0.00213" calcext:value-type="float">
            <text:p>0.002130</text:p>
          </table:table-cell>
          <table:table-cell office:value-type="float" office:value="1.51" calcext:value-type="float">
            <text:p>1.510000</text:p>
          </table:table-cell>
          <table:table-cell office:value-type="float" office:value="0.86" calcext:value-type="float">
            <text:p>0.860000</text:p>
          </table:table-cell>
          <table:table-cell office:value-type="float" office:value="2.02" calcext:value-type="float">
            <text:p>2.020000</text:p>
          </table:table-cell>
          <table:table-cell office:value-type="float" office:value="1.51" calcext:value-type="float">
            <text:p>1.51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9" calcext:value-type="float">
            <text:p>0.002900</text:p>
          </table:table-cell>
          <table:table-cell office:value-type="float" office:value="0.00232" calcext:value-type="float">
            <text:p>0.002320</text:p>
          </table:table-cell>
          <table:table-cell office:value-type="float" office:value="1.6" calcext:value-type="float">
            <text:p>1.600000</text:p>
          </table:table-cell>
          <table:table-cell office:value-type="float" office:value="0.9" calcext:value-type="float">
            <text:p>0.900000</text:p>
          </table:table-cell>
          <table:table-cell office:value-type="float" office:value="2.14" calcext:value-type="float">
            <text:p>2.140000</text:p>
          </table:table-cell>
          <table:table-cell office:value-type="float" office:value="1.58" calcext:value-type="float">
            <text:p>1.58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15" calcext:value-type="float">
            <text:p>0.003150</text:p>
          </table:table-cell>
          <table:table-cell office:value-type="float" office:value="0.00253" calcext:value-type="float">
            <text:p>0.002530</text:p>
          </table:table-cell>
          <table:table-cell office:value-type="float" office:value="1.68" calcext:value-type="float">
            <text:p>1.680000</text:p>
          </table:table-cell>
          <table:table-cell office:value-type="float" office:value="0.96" calcext:value-type="float">
            <text:p>0.960000</text:p>
          </table:table-cell>
          <table:table-cell office:value-type="float" office:value="2.26" calcext:value-type="float">
            <text:p>2.260000</text:p>
          </table:table-cell>
          <table:table-cell office:value-type="float" office:value="1.72" calcext:value-type="float">
            <text:p>1.72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42" calcext:value-type="float">
            <text:p>0.003420</text:p>
          </table:table-cell>
          <table:table-cell office:value-type="float" office:value="0.00275" calcext:value-type="float">
            <text:p>0.002750</text:p>
          </table:table-cell>
          <table:table-cell office:value-type="float" office:value="1.74" calcext:value-type="float">
            <text:p>1.740000</text:p>
          </table:table-cell>
          <table:table-cell office:value-type="float" office:value="1.03" calcext:value-type="float">
            <text:p>1.030000</text:p>
          </table:table-cell>
          <table:table-cell office:value-type="float" office:value="2.39" calcext:value-type="float">
            <text:p>2.390000</text:p>
          </table:table-cell>
          <table:table-cell office:value-type="float" office:value="1.85" calcext:value-type="float">
            <text:p>1.85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71" calcext:value-type="float">
            <text:p>0.003710</text:p>
          </table:table-cell>
          <table:table-cell office:value-type="float" office:value="0.00298" calcext:value-type="float">
            <text:p>0.002980</text:p>
          </table:table-cell>
          <table:table-cell office:value-type="float" office:value="1.84" calcext:value-type="float">
            <text:p>1.840000</text:p>
          </table:table-cell>
          <table:table-cell office:value-type="float" office:value="1.12" calcext:value-type="float">
            <text:p>1.120000</text:p>
          </table:table-cell>
          <table:table-cell office:value-type="float" office:value="2.51" calcext:value-type="float">
            <text:p>2.510000</text:p>
          </table:table-cell>
          <table:table-cell office:value-type="float" office:value="1.98" calcext:value-type="float">
            <text:p>1.98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403" calcext:value-type="float">
            <text:p>0.004030</text:p>
          </table:table-cell>
          <table:table-cell office:value-type="float" office:value="0.0032" calcext:value-type="float">
            <text:p>0.003200</text:p>
          </table:table-cell>
          <table:table-cell office:value-type="float" office:value="1.93" calcext:value-type="float">
            <text:p>1.930000</text:p>
          </table:table-cell>
          <table:table-cell office:value-type="float" office:value="1.19" calcext:value-type="float">
            <text:p>1.190000</text:p>
          </table:table-cell>
          <table:table-cell office:value-type="float" office:value="2.64" calcext:value-type="float">
            <text:p>2.640000</text:p>
          </table:table-cell>
          <table:table-cell office:value-type="float" office:value="2.11" calcext:value-type="float">
            <text:p>2.11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37" calcext:value-type="float">
            <text:p>0.004370</text:p>
          </table:table-cell>
          <table:table-cell office:value-type="float" office:value="0.00344" calcext:value-type="float">
            <text:p>0.003440</text:p>
          </table:table-cell>
          <table:table-cell office:value-type="float" office:value="2.08" calcext:value-type="float">
            <text:p>2.080000</text:p>
          </table:table-cell>
          <table:table-cell office:value-type="float" office:value="1.3" calcext:value-type="float">
            <text:p>1.300000</text:p>
          </table:table-cell>
          <table:table-cell office:value-type="float" office:value="2.77" calcext:value-type="float">
            <text:p>2.770000</text:p>
          </table:table-cell>
          <table:table-cell office:value-type="float" office:value="2.25" calcext:value-type="float">
            <text:p>2.25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473" calcext:value-type="float">
            <text:p>0.004730</text:p>
          </table:table-cell>
          <table:table-cell office:value-type="float" office:value="0.00368" calcext:value-type="float">
            <text:p>0.003680</text:p>
          </table:table-cell>
          <table:table-cell office:value-type="float" office:value="2.21" calcext:value-type="float">
            <text:p>2.210000</text:p>
          </table:table-cell>
          <table:table-cell office:value-type="float" office:value="1.4" calcext:value-type="float">
            <text:p>1.400000</text:p>
          </table:table-cell>
          <table:table-cell office:value-type="float" office:value="3.04" calcext:value-type="float">
            <text:p>3.040000</text:p>
          </table:table-cell>
          <table:table-cell office:value-type="float" office:value="2.38" calcext:value-type="float">
            <text:p>2.38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12" calcext:value-type="float">
            <text:p>0.005120</text:p>
          </table:table-cell>
          <table:table-cell office:value-type="float" office:value="0.00392" calcext:value-type="float">
            <text:p>0.003920</text:p>
          </table:table-cell>
          <table:table-cell office:value-type="float" office:value="2.4" calcext:value-type="float">
            <text:p>2.400000</text:p>
          </table:table-cell>
          <table:table-cell office:value-type="float" office:value="1.51" calcext:value-type="float">
            <text:p>1.510000</text:p>
          </table:table-cell>
          <table:table-cell office:value-type="float" office:value="3.31" calcext:value-type="float">
            <text:p>3.310000</text:p>
          </table:table-cell>
          <table:table-cell office:value-type="float" office:value="2.52" calcext:value-type="float">
            <text:p>2.52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553" calcext:value-type="float">
            <text:p>0.005530</text:p>
          </table:table-cell>
          <table:table-cell office:value-type="float" office:value="0.00419" calcext:value-type="float">
            <text:p>0.004190</text:p>
          </table:table-cell>
          <table:table-cell office:value-type="float" office:value="2.58" calcext:value-type="float">
            <text:p>2.580000</text:p>
          </table:table-cell>
          <table:table-cell office:value-type="float" office:value="1.63" calcext:value-type="float">
            <text:p>1.630000</text:p>
          </table:table-cell>
          <table:table-cell office:value-type="float" office:value="3.58" calcext:value-type="float">
            <text:p>3.580000</text:p>
          </table:table-cell>
          <table:table-cell office:value-type="float" office:value="2.65" calcext:value-type="float">
            <text:p>2.65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597" calcext:value-type="float">
            <text:p>0.005970</text:p>
          </table:table-cell>
          <table:table-cell office:value-type="float" office:value="0.00448" calcext:value-type="float">
            <text:p>0.004480</text:p>
          </table:table-cell>
          <table:table-cell office:value-type="float" office:value="2.8" calcext:value-type="float">
            <text:p>2.800000</text:p>
          </table:table-cell>
          <table:table-cell office:value-type="float" office:value="1.79" calcext:value-type="float">
            <text:p>1.790000</text:p>
          </table:table-cell>
          <table:table-cell office:value-type="float" office:value="3.85" calcext:value-type="float">
            <text:p>3.850000</text:p>
          </table:table-cell>
          <table:table-cell office:value-type="float" office:value="2.79" calcext:value-type="float">
            <text:p>2.79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646" calcext:value-type="float">
            <text:p>0.006460</text:p>
          </table:table-cell>
          <table:table-cell office:value-type="float" office:value="0.00479" calcext:value-type="float">
            <text:p>0.004790</text:p>
          </table:table-cell>
          <table:table-cell office:value-type="float" office:value="3.02" calcext:value-type="float">
            <text:p>3.020000</text:p>
          </table:table-cell>
          <table:table-cell office:value-type="float" office:value="1.97" calcext:value-type="float">
            <text:p>1.970000</text:p>
          </table:table-cell>
          <table:table-cell office:value-type="float" office:value="4.13" calcext:value-type="float">
            <text:p>4.130000</text:p>
          </table:table-cell>
          <table:table-cell office:value-type="float" office:value="2.93" calcext:value-type="float">
            <text:p>2.93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000</text:p>
          </table:table-cell>
          <table:table-cell office:value-type="float" office:value="0.00513" calcext:value-type="float">
            <text:p>0.005130</text:p>
          </table:table-cell>
          <table:table-cell office:value-type="float" office:value="3.26" calcext:value-type="float">
            <text:p>3.260000</text:p>
          </table:table-cell>
          <table:table-cell office:value-type="float" office:value="2.15" calcext:value-type="float">
            <text:p>2.150000</text:p>
          </table:table-cell>
          <table:table-cell office:value-type="float" office:value="4.39" calcext:value-type="float">
            <text:p>4.390000</text:p>
          </table:table-cell>
          <table:table-cell office:value-type="float" office:value="3.11" calcext:value-type="float">
            <text:p>3.11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763" calcext:value-type="float">
            <text:p>0.007630</text:p>
          </table:table-cell>
          <table:table-cell office:value-type="float" office:value="0.0055" calcext:value-type="float">
            <text:p>0.005500</text:p>
          </table:table-cell>
          <table:table-cell office:value-type="float" office:value="3.54" calcext:value-type="float">
            <text:p>3.540000</text:p>
          </table:table-cell>
          <table:table-cell office:value-type="float" office:value="2.36" calcext:value-type="float">
            <text:p>2.360000</text:p>
          </table:table-cell>
          <table:table-cell office:value-type="float" office:value="4.64" calcext:value-type="float">
            <text:p>4.640000</text:p>
          </table:table-cell>
          <table:table-cell office:value-type="float" office:value="3.3" calcext:value-type="float">
            <text:p>3.30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833" calcext:value-type="float">
            <text:p>0.008330</text:p>
          </table:table-cell>
          <table:table-cell office:value-type="float" office:value="0.00592" calcext:value-type="float">
            <text:p>0.005920</text:p>
          </table:table-cell>
          <table:table-cell office:value-type="float" office:value="3.86" calcext:value-type="float">
            <text:p>3.860000</text:p>
          </table:table-cell>
          <table:table-cell office:value-type="float" office:value="2.57" calcext:value-type="float">
            <text:p>2.570000</text:p>
          </table:table-cell>
          <table:table-cell office:value-type="float" office:value="4.9" calcext:value-type="float">
            <text:p>4.900000</text:p>
          </table:table-cell>
          <table:table-cell office:value-type="float" office:value="3.49" calcext:value-type="float">
            <text:p>3.49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13" calcext:value-type="float">
            <text:p>0.009130</text:p>
          </table:table-cell>
          <table:table-cell office:value-type="float" office:value="0.00638" calcext:value-type="float">
            <text:p>0.006380</text:p>
          </table:table-cell>
          <table:table-cell office:value-type="float" office:value="4.2" calcext:value-type="float">
            <text:p>4.200000</text:p>
          </table:table-cell>
          <table:table-cell office:value-type="float" office:value="2.83" calcext:value-type="float">
            <text:p>2.830000</text:p>
          </table:table-cell>
          <table:table-cell office:value-type="float" office:value="5.2" calcext:value-type="float">
            <text:p>5.200000</text:p>
          </table:table-cell>
          <table:table-cell office:value-type="float" office:value="3.7" calcext:value-type="float">
            <text:p>3.70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001" calcext:value-type="float">
            <text:p>0.010010</text:p>
          </table:table-cell>
          <table:table-cell office:value-type="float" office:value="0.00685" calcext:value-type="float">
            <text:p>0.006850</text:p>
          </table:table-cell>
          <table:table-cell office:value-type="float" office:value="4.55" calcext:value-type="float">
            <text:p>4.550000</text:p>
          </table:table-cell>
          <table:table-cell office:value-type="float" office:value="3.1" calcext:value-type="float">
            <text:p>3.100000</text:p>
          </table:table-cell>
          <table:table-cell office:value-type="float" office:value="5.51" calcext:value-type="float">
            <text:p>5.510000</text:p>
          </table:table-cell>
          <table:table-cell office:value-type="float" office:value="3.93" calcext:value-type="float">
            <text:p>3.93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096" calcext:value-type="float">
            <text:p>0.010960</text:p>
          </table:table-cell>
          <table:table-cell office:value-type="float" office:value="0.00733" calcext:value-type="float">
            <text:p>0.007330</text:p>
          </table:table-cell>
          <table:table-cell office:value-type="float" office:value="4.97" calcext:value-type="float">
            <text:p>4.970000</text:p>
          </table:table-cell>
          <table:table-cell office:value-type="float" office:value="3.4" calcext:value-type="float">
            <text:p>3.400000</text:p>
          </table:table-cell>
          <table:table-cell office:value-type="float" office:value="6.29" calcext:value-type="float">
            <text:p>6.290000</text:p>
          </table:table-cell>
          <table:table-cell office:value-type="float" office:value="4.54" calcext:value-type="float">
            <text:p>4.54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197" calcext:value-type="float">
            <text:p>0.011970</text:p>
          </table:table-cell>
          <table:table-cell office:value-type="float" office:value="0.0078" calcext:value-type="float">
            <text:p>0.007800</text:p>
          </table:table-cell>
          <table:table-cell office:value-type="float" office:value="5.42" calcext:value-type="float">
            <text:p>5.420000</text:p>
          </table:table-cell>
          <table:table-cell office:value-type="float" office:value="3.74" calcext:value-type="float">
            <text:p>3.740000</text:p>
          </table:table-cell>
          <table:table-cell office:value-type="float" office:value="7.1" calcext:value-type="float">
            <text:p>7.100000</text:p>
          </table:table-cell>
          <table:table-cell office:value-type="float" office:value="5.17" calcext:value-type="float">
            <text:p>5.17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304" calcext:value-type="float">
            <text:p>0.013040</text:p>
          </table:table-cell>
          <table:table-cell office:value-type="float" office:value="0.00825" calcext:value-type="float">
            <text:p>0.008250</text:p>
          </table:table-cell>
          <table:table-cell office:value-type="float" office:value="5.94" calcext:value-type="float">
            <text:p>5.940000</text:p>
          </table:table-cell>
          <table:table-cell office:value-type="float" office:value="4.13" calcext:value-type="float">
            <text:p>4.130000</text:p>
          </table:table-cell>
          <table:table-cell office:value-type="float" office:value="7.94" calcext:value-type="float">
            <text:p>7.940000</text:p>
          </table:table-cell>
          <table:table-cell office:value-type="float" office:value="5.82" calcext:value-type="float">
            <text:p>5.82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418" calcext:value-type="float">
            <text:p>0.014180</text:p>
          </table:table-cell>
          <table:table-cell office:value-type="float" office:value="0.0087" calcext:value-type="float">
            <text:p>0.008700</text:p>
          </table:table-cell>
          <table:table-cell office:value-type="float" office:value="6.59" calcext:value-type="float">
            <text:p>6.590000</text:p>
          </table:table-cell>
          <table:table-cell office:value-type="float" office:value="4.58" calcext:value-type="float">
            <text:p>4.580000</text:p>
          </table:table-cell>
          <table:table-cell office:value-type="float" office:value="8.82" calcext:value-type="float">
            <text:p>8.820000</text:p>
          </table:table-cell>
          <table:table-cell office:value-type="float" office:value="6.49" calcext:value-type="float">
            <text:p>6.49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542" calcext:value-type="float">
            <text:p>0.015420</text:p>
          </table:table-cell>
          <table:table-cell office:value-type="float" office:value="0.0092" calcext:value-type="float">
            <text:p>0.009200</text:p>
          </table:table-cell>
          <table:table-cell office:value-type="float" office:value="7.27" calcext:value-type="float">
            <text:p>7.270000</text:p>
          </table:table-cell>
          <table:table-cell office:value-type="float" office:value="5.1" calcext:value-type="float">
            <text:p>5.100000</text:p>
          </table:table-cell>
          <table:table-cell office:value-type="float" office:value="9.73" calcext:value-type="float">
            <text:p>9.730000</text:p>
          </table:table-cell>
          <table:table-cell office:value-type="float" office:value="7.18" calcext:value-type="float">
            <text:p>7.18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8" calcext:value-type="float">
            <text:p>0.016800</text:p>
          </table:table-cell>
          <table:table-cell office:value-type="float" office:value="0.0098" calcext:value-type="float">
            <text:p>0.009800</text:p>
          </table:table-cell>
          <table:table-cell office:value-type="float" office:value="8.11" calcext:value-type="float">
            <text:p>8.110000</text:p>
          </table:table-cell>
          <table:table-cell office:value-type="float" office:value="5.71" calcext:value-type="float">
            <text:p>5.710000</text:p>
          </table:table-cell>
          <table:table-cell office:value-type="float" office:value="11.05" calcext:value-type="float">
            <text:p>11.050000</text:p>
          </table:table-cell>
          <table:table-cell office:value-type="float" office:value="7.96" calcext:value-type="float">
            <text:p>7.96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836" calcext:value-type="float">
            <text:p>0.018360</text:p>
          </table:table-cell>
          <table:table-cell office:value-type="float" office:value="0.01054" calcext:value-type="float">
            <text:p>0.010540</text:p>
          </table:table-cell>
          <table:table-cell office:value-type="float" office:value="9.12" calcext:value-type="float">
            <text:p>9.120000</text:p>
          </table:table-cell>
          <table:table-cell office:value-type="float" office:value="6.44" calcext:value-type="float">
            <text:p>6.440000</text:p>
          </table:table-cell>
          <table:table-cell office:value-type="float" office:value="12.45" calcext:value-type="float">
            <text:p>12.450000</text:p>
          </table:table-cell>
          <table:table-cell office:value-type="float" office:value="8.78" calcext:value-type="float">
            <text:p>8.78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012" calcext:value-type="float">
            <text:p>0.020120</text:p>
          </table:table-cell>
          <table:table-cell office:value-type="float" office:value="0.01149" calcext:value-type="float">
            <text:p>0.011490</text:p>
          </table:table-cell>
          <table:table-cell office:value-type="float" office:value="10.25" calcext:value-type="float">
            <text:p>10.250000</text:p>
          </table:table-cell>
          <table:table-cell office:value-type="float" office:value="7.25" calcext:value-type="float">
            <text:p>7.250000</text:p>
          </table:table-cell>
          <table:table-cell office:value-type="float" office:value="13.92" calcext:value-type="float">
            <text:p>13.920000</text:p>
          </table:table-cell>
          <table:table-cell office:value-type="float" office:value="9.62" calcext:value-type="float">
            <text:p>9.62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209" calcext:value-type="float">
            <text:p>0.022090</text:p>
          </table:table-cell>
          <table:table-cell office:value-type="float" office:value="0.01263" calcext:value-type="float">
            <text:p>0.012630</text:p>
          </table:table-cell>
          <table:table-cell office:value-type="float" office:value="11.53" calcext:value-type="float">
            <text:p>11.530000</text:p>
          </table:table-cell>
          <table:table-cell office:value-type="float" office:value="8.17" calcext:value-type="float">
            <text:p>8.170000</text:p>
          </table:table-cell>
          <table:table-cell office:value-type="float" office:value="15.48" calcext:value-type="float">
            <text:p>15.480000</text:p>
          </table:table-cell>
          <table:table-cell office:value-type="float" office:value="10.5" calcext:value-type="float">
            <text:p>10.50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427" calcext:value-type="float">
            <text:p>0.024270</text:p>
          </table:table-cell>
          <table:table-cell office:value-type="float" office:value="0.01392" calcext:value-type="float">
            <text:p>0.013920</text:p>
          </table:table-cell>
          <table:table-cell office:value-type="float" office:value="12.96" calcext:value-type="float">
            <text:p>12.960000</text:p>
          </table:table-cell>
          <table:table-cell office:value-type="float" office:value="9.17" calcext:value-type="float">
            <text:p>9.170000</text:p>
          </table:table-cell>
          <table:table-cell office:value-type="float" office:value="17.13" calcext:value-type="float">
            <text:p>17.130000</text:p>
          </table:table-cell>
          <table:table-cell office:value-type="float" office:value="11.42" calcext:value-type="float">
            <text:p>11.42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662" calcext:value-type="float">
            <text:p>0.026620</text:p>
          </table:table-cell>
          <table:table-cell office:value-type="float" office:value="0.01529" calcext:value-type="float">
            <text:p>0.015290</text:p>
          </table:table-cell>
          <table:table-cell office:value-type="float" office:value="14.46" calcext:value-type="float">
            <text:p>14.460000</text:p>
          </table:table-cell>
          <table:table-cell office:value-type="float" office:value="10.25" calcext:value-type="float">
            <text:p>10.250000</text:p>
          </table:table-cell>
          <table:table-cell office:value-type="float" office:value="18.83" calcext:value-type="float">
            <text:p>18.830000</text:p>
          </table:table-cell>
          <table:table-cell office:value-type="float" office:value="12.75" calcext:value-type="float">
            <text:p>12.75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913" calcext:value-type="float">
            <text:p>0.029130</text:p>
          </table:table-cell>
          <table:table-cell office:value-type="float" office:value="0.01671" calcext:value-type="float">
            <text:p>0.016710</text:p>
          </table:table-cell>
          <table:table-cell office:value-type="float" office:value="16.09" calcext:value-type="float">
            <text:p>16.090000</text:p>
          </table:table-cell>
          <table:table-cell office:value-type="float" office:value="11.4" calcext:value-type="float">
            <text:p>11.400000</text:p>
          </table:table-cell>
          <table:table-cell office:value-type="float" office:value="20.68" calcext:value-type="float">
            <text:p>20.680000</text:p>
          </table:table-cell>
          <table:table-cell office:value-type="float" office:value="14.16" calcext:value-type="float">
            <text:p>14.16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179" calcext:value-type="float">
            <text:p>0.031790</text:p>
          </table:table-cell>
          <table:table-cell office:value-type="float" office:value="0.01813" calcext:value-type="float">
            <text:p>0.018130</text:p>
          </table:table-cell>
          <table:table-cell office:value-type="float" office:value="17.84" calcext:value-type="float">
            <text:p>17.840000</text:p>
          </table:table-cell>
          <table:table-cell office:value-type="float" office:value="12.59" calcext:value-type="float">
            <text:p>12.590000</text:p>
          </table:table-cell>
          <table:table-cell office:value-type="float" office:value="22.66" calcext:value-type="float">
            <text:p>22.660000</text:p>
          </table:table-cell>
          <table:table-cell office:value-type="float" office:value="15.65" calcext:value-type="float">
            <text:p>15.65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465" calcext:value-type="float">
            <text:p>0.034650</text:p>
          </table:table-cell>
          <table:table-cell office:value-type="float" office:value="0.01959" calcext:value-type="float">
            <text:p>0.019590</text:p>
          </table:table-cell>
          <table:table-cell office:value-type="float" office:value="19.7" calcext:value-type="float">
            <text:p>19.700000</text:p>
          </table:table-cell>
          <table:table-cell office:value-type="float" office:value="13.81" calcext:value-type="float">
            <text:p>13.810000</text:p>
          </table:table-cell>
          <table:table-cell office:value-type="float" office:value="24.82" calcext:value-type="float">
            <text:p>24.820000</text:p>
          </table:table-cell>
          <table:table-cell office:value-type="float" office:value="17.23" calcext:value-type="float">
            <text:p>17.23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781" calcext:value-type="float">
            <text:p>0.037810</text:p>
          </table:table-cell>
          <table:table-cell office:value-type="float" office:value="0.02123" calcext:value-type="float">
            <text:p>0.021230</text:p>
          </table:table-cell>
          <table:table-cell office:value-type="float" office:value="21.69" calcext:value-type="float">
            <text:p>21.690000</text:p>
          </table:table-cell>
          <table:table-cell office:value-type="float" office:value="15.09" calcext:value-type="float">
            <text:p>15.090000</text:p>
          </table:table-cell>
          <table:table-cell office:value-type="float" office:value="27.16" calcext:value-type="float">
            <text:p>27.160000</text:p>
          </table:table-cell>
          <table:table-cell office:value-type="float" office:value="18.9" calcext:value-type="float">
            <text:p>18.9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137" calcext:value-type="float">
            <text:p>0.041370</text:p>
          </table:table-cell>
          <table:table-cell office:value-type="float" office:value="0.02316" calcext:value-type="float">
            <text:p>0.023160</text:p>
          </table:table-cell>
          <table:table-cell office:value-type="float" office:value="23.8" calcext:value-type="float">
            <text:p>23.800000</text:p>
          </table:table-cell>
          <table:table-cell office:value-type="float" office:value="16.47" calcext:value-type="float">
            <text:p>16.470000</text:p>
          </table:table-cell>
          <table:table-cell office:value-type="float" office:value="29.54" calcext:value-type="float">
            <text:p>29.540000</text:p>
          </table:table-cell>
          <table:table-cell office:value-type="float" office:value="21.01" calcext:value-type="float">
            <text:p>21.01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4543" calcext:value-type="float">
            <text:p>0.045430</text:p>
          </table:table-cell>
          <table:table-cell office:value-type="float" office:value="0.02553" calcext:value-type="float">
            <text:p>0.025530</text:p>
          </table:table-cell>
          <table:table-cell office:value-type="float" office:value="25.44" calcext:value-type="float">
            <text:p>25.440000</text:p>
          </table:table-cell>
          <table:table-cell office:value-type="float" office:value="17.77" calcext:value-type="float">
            <text:p>17.770000</text:p>
          </table:table-cell>
          <table:table-cell office:value-type="float" office:value="32.19" calcext:value-type="float">
            <text:p>32.190000</text:p>
          </table:table-cell>
          <table:table-cell office:value-type="float" office:value="23.29" calcext:value-type="float">
            <text:p>23.29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008" calcext:value-type="float">
            <text:p>0.050080</text:p>
          </table:table-cell>
          <table:table-cell office:value-type="float" office:value="0.02847" calcext:value-type="float">
            <text:p>0.028470</text:p>
          </table:table-cell>
          <table:table-cell office:value-type="float" office:value="27.2" calcext:value-type="float">
            <text:p>27.200000</text:p>
          </table:table-cell>
          <table:table-cell office:value-type="float" office:value="19.25" calcext:value-type="float">
            <text:p>19.250000</text:p>
          </table:table-cell>
          <table:table-cell office:value-type="float" office:value="35.15" calcext:value-type="float">
            <text:p>35.150000</text:p>
          </table:table-cell>
          <table:table-cell office:value-type="float" office:value="25.78" calcext:value-type="float">
            <text:p>25.78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534" calcext:value-type="float">
            <text:p>0.055340</text:p>
          </table:table-cell>
          <table:table-cell office:value-type="float" office:value="0.03199" calcext:value-type="float">
            <text:p>0.031990</text:p>
          </table:table-cell>
          <table:table-cell office:value-type="float" office:value="29.11" calcext:value-type="float">
            <text:p>29.110000</text:p>
          </table:table-cell>
          <table:table-cell office:value-type="float" office:value="20.89" calcext:value-type="float">
            <text:p>20.890000</text:p>
          </table:table-cell>
          <table:table-cell office:value-type="float" office:value="38.47" calcext:value-type="float">
            <text:p>38.470000</text:p>
          </table:table-cell>
          <table:table-cell office:value-type="float" office:value="28.49" calcext:value-type="float">
            <text:p>28.49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11" calcext:value-type="float">
            <text:p>0.061100</text:p>
          </table:table-cell>
          <table:table-cell office:value-type="float" office:value="0.03605" calcext:value-type="float">
            <text:p>0.036050</text:p>
          </table:table-cell>
          <table:table-cell office:value-type="float" office:value="31.23" calcext:value-type="float">
            <text:p>31.230000</text:p>
          </table:table-cell>
          <table:table-cell office:value-type="float" office:value="22.8" calcext:value-type="float">
            <text:p>22.800000</text:p>
          </table:table-cell>
          <table:table-cell office:value-type="float" office:value="42.21" calcext:value-type="float">
            <text:p>42.210000</text:p>
          </table:table-cell>
          <table:table-cell office:value-type="float" office:value="31.45" calcext:value-type="float">
            <text:p>31.45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725" calcext:value-type="float">
            <text:p>0.067250</text:p>
          </table:table-cell>
          <table:table-cell office:value-type="float" office:value="0.04056" calcext:value-type="float">
            <text:p>0.040560</text:p>
          </table:table-cell>
          <table:table-cell office:value-type="float" office:value="33.61" calcext:value-type="float">
            <text:p>33.610000</text:p>
          </table:table-cell>
          <table:table-cell office:value-type="float" office:value="24.99" calcext:value-type="float">
            <text:p>24.990000</text:p>
          </table:table-cell>
          <table:table-cell office:value-type="float" office:value="46.35" calcext:value-type="float">
            <text:p>46.350000</text:p>
          </table:table-cell>
          <table:table-cell office:value-type="float" office:value="34.48" calcext:value-type="float">
            <text:p>34.48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37" calcext:value-type="float">
            <text:p>0.073700</text:p>
          </table:table-cell>
          <table:table-cell office:value-type="float" office:value="0.04545" calcext:value-type="float">
            <text:p>0.045450</text:p>
          </table:table-cell>
          <table:table-cell office:value-type="float" office:value="36.28" calcext:value-type="float">
            <text:p>36.280000</text:p>
          </table:table-cell>
          <table:table-cell office:value-type="float" office:value="27.48" calcext:value-type="float">
            <text:p>27.480000</text:p>
          </table:table-cell>
          <table:table-cell office:value-type="float" office:value="51.17" calcext:value-type="float">
            <text:p>51.170000</text:p>
          </table:table-cell>
          <table:table-cell office:value-type="float" office:value="37.89" calcext:value-type="float">
            <text:p>37.89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037" calcext:value-type="float">
            <text:p>0.080370</text:p>
          </table:table-cell>
          <table:table-cell office:value-type="float" office:value="0.05068" calcext:value-type="float">
            <text:p>0.050680</text:p>
          </table:table-cell>
          <table:table-cell office:value-type="float" office:value="39.25" calcext:value-type="float">
            <text:p>39.250000</text:p>
          </table:table-cell>
          <table:table-cell office:value-type="float" office:value="30.3" calcext:value-type="float">
            <text:p>30.300000</text:p>
          </table:table-cell>
          <table:table-cell office:value-type="float" office:value="56.86" calcext:value-type="float">
            <text:p>56.860000</text:p>
          </table:table-cell>
          <table:table-cell office:value-type="float" office:value="41.75" calcext:value-type="float">
            <text:p>41.75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732" calcext:value-type="float">
            <text:p>0.087320</text:p>
          </table:table-cell>
          <table:table-cell office:value-type="float" office:value="0.05632" calcext:value-type="float">
            <text:p>0.0563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9476" calcext:value-type="float">
            <text:p>0.094760</text:p>
          </table:table-cell>
          <table:table-cell office:value-type="float" office:value="0.06257" calcext:value-type="float">
            <text:p>0.0625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294" calcext:value-type="float">
            <text:p>0.102940</text:p>
          </table:table-cell>
          <table:table-cell office:value-type="float" office:value="0.06967" calcext:value-type="float">
            <text:p>0.06967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209" calcext:value-type="float">
            <text:p>0.112090</text:p>
          </table:table-cell>
          <table:table-cell office:value-type="float" office:value="0.07783" calcext:value-type="float">
            <text:p>0.0778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2241" calcext:value-type="float">
            <text:p>0.122410</text:p>
          </table:table-cell>
          <table:table-cell office:value-type="float" office:value="0.08725" calcext:value-type="float">
            <text:p>0.08725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3384" calcext:value-type="float">
            <text:p>0.133840</text:p>
          </table:table-cell>
          <table:table-cell office:value-type="float" office:value="0.0979" calcext:value-type="float">
            <text:p>0.0979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612" calcext:value-type="float">
            <text:p>0.146120</text:p>
          </table:table-cell>
          <table:table-cell office:value-type="float" office:value="0.10962" calcext:value-type="float">
            <text:p>0.1096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5898" calcext:value-type="float">
            <text:p>0.158980</text:p>
          </table:table-cell>
          <table:table-cell office:value-type="float" office:value="0.12229" calcext:value-type="float">
            <text:p>0.12229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7221" calcext:value-type="float">
            <text:p>0.172210</text:p>
          </table:table-cell>
          <table:table-cell office:value-type="float" office:value="0.13582" calcext:value-type="float">
            <text:p>0.1358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8573" calcext:value-type="float">
            <text:p>0.185730</text:p>
          </table:table-cell>
          <table:table-cell office:value-type="float" office:value="0.15018" calcext:value-type="float">
            <text:p>0.1501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9953" calcext:value-type="float">
            <text:p>0.199530</text:p>
          </table:table-cell>
          <table:table-cell office:value-type="float" office:value="0.16538" calcext:value-type="float">
            <text:p>0.1653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1369" calcext:value-type="float">
            <text:p>0.213690</text:p>
          </table:table-cell>
          <table:table-cell office:value-type="float" office:value="0.18154" calcext:value-type="float">
            <text:p>0.18154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2843" calcext:value-type="float">
            <text:p>0.228430</text:p>
          </table:table-cell>
          <table:table-cell office:value-type="float" office:value="0.19885" calcext:value-type="float">
            <text:p>0.19885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4411" calcext:value-type="float">
            <text:p>0.244110</text:p>
          </table:table-cell>
          <table:table-cell office:value-type="float" office:value="0.21768" calcext:value-type="float">
            <text:p>0.2176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6143" calcext:value-type="float">
            <text:p>0.261430</text:p>
          </table:table-cell>
          <table:table-cell office:value-type="float" office:value="0.23869" calcext:value-type="float">
            <text:p>0.23869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8213" calcext:value-type="float">
            <text:p>0.282130</text:p>
          </table:table-cell>
          <table:table-cell office:value-type="float" office:value="0.26341" calcext:value-type="float">
            <text:p>0.26341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0997" calcext:value-type="float">
            <text:p>0.309970</text:p>
          </table:table-cell>
          <table:table-cell office:value-type="float" office:value="0.29523" calcext:value-type="float">
            <text:p>0.29523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186" calcext:value-type="float">
            <text:p>0.351860</text:p>
          </table:table-cell>
          <table:table-cell office:value-type="float" office:value="0.34102" calcext:value-type="float">
            <text:p>0.34102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2099" calcext:value-type="float">
            <text:p>0.420990</text:p>
          </table:table-cell>
          <table:table-cell office:value-type="float" office:value="0.41388" calcext:value-type="float">
            <text:p>0.41388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1" calcext:value-type="float">
            <text:p>0.541000</text:p>
          </table:table-cell>
          <table:table-cell office:value-type="float" office:value="0.53724" calcext:value-type="float">
            <text:p>0.53724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4515" calcext:value-type="float">
            <text:p>0.745150</text:p>
          </table:table-cell>
          <table:table-cell office:value-type="float" office:value="0.74396" calcext:value-type="float">
            <text:p>0.74396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.000000</text:p>
          </table:table-cell>
          <table:table-cell table:number-columns-repeated="4" office:value-type="float" office:value="0" calcext:value-type="float">
            <text:p>0.000000</text:p>
          </table:table-cell>
        </table:table-row>
      </table:table>
      <table:table table:name="lapse_rate" table:style-name="ta1">
        <table:table-column table:style-name="co2" table:default-cell-style-name="ce3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year</text:p>
          </table:table-cell>
          <table:table-cell table:style-name="ce3" office:value-type="string" calcext:value-type="string">
            <text:p>lapse_01</text:p>
          </table:table-cell>
          <table:table-cell table:style-name="ce3" office:value-type="string" calcext:value-type="string">
            <text:p>lapse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0000</text:p>
          </table:table-cell>
          <table:table-cell office:value-type="float" office:value="0.15" calcext:value-type="float">
            <text:p>0.1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0000</text:p>
          </table:table-cell>
          <table:table-cell office:value-type="float" office:value="0.12" calcext:value-type="float">
            <text:p>0.1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00000</text:p>
          </table:table-cell>
          <table:table-cell office:value-type="float" office:value="0.1" calcext:value-type="float">
            <text:p>0.1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0000</text:p>
          </table:table-cell>
          <table:table-cell office:value-type="float" office:value="0.08" calcext:value-type="float">
            <text:p>0.0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00000</text:p>
          </table:table-cell>
          <table:table-cell office:value-type="float" office:value="0.06" calcext:value-type="float">
            <text:p>0.06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0000</text:p>
          </table:table-cell>
          <table:table-cell office:value-type="float" office:value="0.06" calcext:value-type="float">
            <text:p>0.06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6" calcext:value-type="float">
            <text:p>0.06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4" calcext:value-type="float">
            <text:p>0.04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4" calcext:value-type="float">
            <text:p>0.04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4" calcext:value-type="float">
            <text:p>0.04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02" calcext:value-type="float">
            <text:p>0.02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02" calcext:value-type="float">
            <text:p>0.02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2" calcext:value-type="float">
            <text:p>0.02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.000000</text:p>
          </table:table-cell>
        </table:table-row>
      </table:table>
      <table:table table:name="inf_rate" table:style-name="ta1">
        <table:table-column table:style-name="co2" table:default-cell-style-name="ce3"/>
        <table:table-column table:style-name="co7" table:number-columns-repeated="2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f_01</text:p>
          </table:table-cell>
          <table:table-cell office:value-type="string" calcext:value-type="string">
            <text:p>inf_02</text:p>
          </table:table-cell>
          <table:table-cell office:value-type="string" calcext:value-type="string">
            <text:p>inf_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</table:table>
      <table:table table:name="mtn_exp" table:style-name="ta1">
        <table:table-column table:style-name="co2" table:default-cell-style-name="ce3"/>
        <table:table-column table:style-name="co4" table:number-columns-repeated="2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tn_exp_01</text:p>
          </table:table-cell>
          <table:table-cell office:value-type="string" calcext:value-type="string">
            <text:p>mtn_exp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acq_exp" table:style-name="ta1">
        <table:table-column table:style-name="co2" table:default-cell-style-name="ce3"/>
        <table:table-column table:style-name="co4" table:number-columns-repeated="2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cq_exp_01</text:p>
          </table:table-cell>
          <table:table-cell office:value-type="string" calcext:value-type="string">
            <text:p>acq_exp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pot_rate" table:style-name="ta1"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pot_rate_01</text:p>
          </table:table-cell>
          <table:table-cell table:style-name="ce3" office:value-type="string" calcext:value-type="string">
            <text:p>spot_rate_0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0.00555" calcext:value-type="float">
            <text:p>0.005550</text:p>
          </table:table-cell>
          <table:table-cell table:style-name="ce4" office:value-type="float" office:value="0.0058275" calcext:value-type="float">
            <text:p>0.00582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0.00684" calcext:value-type="float">
            <text:p>0.006840</text:p>
          </table:table-cell>
          <table:table-cell table:style-name="ce4" office:value-type="float" office:value="0.007182" calcext:value-type="float">
            <text:p>0.00718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0.00788" calcext:value-type="float">
            <text:p>0.007880</text:p>
          </table:table-cell>
          <table:table-cell table:style-name="ce4" office:value-type="float" office:value="0.008274" calcext:value-type="float">
            <text:p>0.00827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0.00866" calcext:value-type="float">
            <text:p>0.008660</text:p>
          </table:table-cell>
          <table:table-cell table:style-name="ce4" office:value-type="float" office:value="0.009093" calcext:value-type="float">
            <text:p>0.0090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937" calcext:value-type="float">
            <text:p>0.009370</text:p>
          </table:table-cell>
          <table:table-cell table:style-name="ce4" office:value-type="float" office:value="0.0098385" calcext:value-type="float">
            <text:p>0.00983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0.00997" calcext:value-type="float">
            <text:p>0.009970</text:p>
          </table:table-cell>
          <table:table-cell table:style-name="ce4" office:value-type="float" office:value="0.0104685" calcext:value-type="float">
            <text:p>0.01046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0.0105" calcext:value-type="float">
            <text:p>0.010500</text:p>
          </table:table-cell>
          <table:table-cell table:style-name="ce4" office:value-type="float" office:value="0.011025" calcext:value-type="float">
            <text:p>0.01102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0.01098" calcext:value-type="float">
            <text:p>0.010980</text:p>
          </table:table-cell>
          <table:table-cell table:style-name="ce4" office:value-type="float" office:value="0.011529" calcext:value-type="float">
            <text:p>0.01152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0.01144" calcext:value-type="float">
            <text:p>0.011440</text:p>
          </table:table-cell>
          <table:table-cell table:style-name="ce4" office:value-type="float" office:value="0.012012" calcext:value-type="float">
            <text:p>0.01201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1188" calcext:value-type="float">
            <text:p>0.011880</text:p>
          </table:table-cell>
          <table:table-cell table:style-name="ce4" office:value-type="float" office:value="0.012474" calcext:value-type="float">
            <text:p>0.012474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float" office:value="0.01226" calcext:value-type="float">
            <text:p>0.012260</text:p>
          </table:table-cell>
          <table:table-cell table:style-name="ce4" office:value-type="float" office:value="0.012873" calcext:value-type="float">
            <text:p>0.012873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float" office:value="0.01259" calcext:value-type="float">
            <text:p>0.012590</text:p>
          </table:table-cell>
          <table:table-cell table:style-name="ce4" office:value-type="float" office:value="0.0132195" calcext:value-type="float">
            <text:p>0.01322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float" office:value="0.01285" calcext:value-type="float">
            <text:p>0.012850</text:p>
          </table:table-cell>
          <table:table-cell table:style-name="ce4" office:value-type="float" office:value="0.0134925" calcext:value-type="float">
            <text:p>0.013493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float" office:value="0.01308" calcext:value-type="float">
            <text:p>0.013080</text:p>
          </table:table-cell>
          <table:table-cell table:style-name="ce4" office:value-type="float" office:value="0.013734" calcext:value-type="float">
            <text:p>0.01373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133" calcext:value-type="float">
            <text:p>0.013300</text:p>
          </table:table-cell>
          <table:table-cell table:style-name="ce4" office:value-type="float" office:value="0.013965" calcext:value-type="float">
            <text:p>0.01396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float" office:value="0.01345" calcext:value-type="float">
            <text:p>0.013450</text:p>
          </table:table-cell>
          <table:table-cell table:style-name="ce4" office:value-type="float" office:value="0.0141225" calcext:value-type="float">
            <text:p>0.014123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1358" calcext:value-type="float">
            <text:p>0.013580</text:p>
          </table:table-cell>
          <table:table-cell table:style-name="ce4" office:value-type="float" office:value="0.014259" calcext:value-type="float">
            <text:p>0.014259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float" office:value="0.01368" calcext:value-type="float">
            <text:p>0.013680</text:p>
          </table:table-cell>
          <table:table-cell table:style-name="ce4" office:value-type="float" office:value="0.014364" calcext:value-type="float">
            <text:p>0.014364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1375" calcext:value-type="float">
            <text:p>0.013750</text:p>
          </table:table-cell>
          <table:table-cell table:style-name="ce4" office:value-type="float" office:value="0.0144375" calcext:value-type="float">
            <text:p>0.01443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0.01378" calcext:value-type="float">
            <text:p>0.013780</text:p>
          </table:table-cell>
          <table:table-cell table:style-name="ce4" office:value-type="float" office:value="0.014469" calcext:value-type="float">
            <text:p>0.014469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float" office:value="0.01379" calcext:value-type="float">
            <text:p>0.013790</text:p>
          </table:table-cell>
          <table:table-cell table:style-name="ce4" office:value-type="float" office:value="0.0144795" calcext:value-type="float">
            <text:p>0.014480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" office:value-type="float" office:value="0.01376" calcext:value-type="float">
            <text:p>0.013760</text:p>
          </table:table-cell>
          <table:table-cell table:style-name="ce4" office:value-type="float" office:value="0.014448" calcext:value-type="float">
            <text:p>0.014448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 office:value-type="float" office:value="0.01373" calcext:value-type="float">
            <text:p>0.013730</text:p>
          </table:table-cell>
          <table:table-cell table:style-name="ce4" office:value-type="float" office:value="0.0144165" calcext:value-type="float">
            <text:p>0.014417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" office:value-type="float" office:value="0.01369" calcext:value-type="float">
            <text:p>0.013690</text:p>
          </table:table-cell>
          <table:table-cell table:style-name="ce4" office:value-type="float" office:value="0.0143745" calcext:value-type="float">
            <text:p>0.014375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float" office:value="0.01365" calcext:value-type="float">
            <text:p>0.013650</text:p>
          </table:table-cell>
          <table:table-cell table:style-name="ce4" office:value-type="float" office:value="0.0143325" calcext:value-type="float">
            <text:p>0.014333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float" office:value="0.01361" calcext:value-type="float">
            <text:p>0.013610</text:p>
          </table:table-cell>
          <table:table-cell table:style-name="ce4" office:value-type="float" office:value="0.0142905" calcext:value-type="float">
            <text:p>0.014291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" office:value-type="float" office:value="0.01356" calcext:value-type="float">
            <text:p>0.013560</text:p>
          </table:table-cell>
          <table:table-cell table:style-name="ce4" office:value-type="float" office:value="0.014238" calcext:value-type="float">
            <text:p>0.014238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4" office:value-type="float" office:value="0.01351" calcext:value-type="float">
            <text:p>0.013510</text:p>
          </table:table-cell>
          <table:table-cell table:style-name="ce4" office:value-type="float" office:value="0.0141855" calcext:value-type="float">
            <text:p>0.014186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" office:value-type="float" office:value="0.01346" calcext:value-type="float">
            <text:p>0.013460</text:p>
          </table:table-cell>
          <table:table-cell table:style-name="ce4" office:value-type="float" office:value="0.014133" calcext:value-type="float">
            <text:p>0.014133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float" office:value="0.0134" calcext:value-type="float">
            <text:p>0.013400</text:p>
          </table:table-cell>
          <table:table-cell table:style-name="ce4" office:value-type="float" office:value="0.01407" calcext:value-type="float">
            <text:p>0.014070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4" office:value-type="float" office:value="0.01333" calcext:value-type="float">
            <text:p>0.013330</text:p>
          </table:table-cell>
          <table:table-cell table:style-name="ce4" office:value-type="float" office:value="0.0139965" calcext:value-type="float">
            <text:p>0.013997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office:value-type="float" office:value="0.01325" calcext:value-type="float">
            <text:p>0.013250</text:p>
          </table:table-cell>
          <table:table-cell table:style-name="ce4" office:value-type="float" office:value="0.0139125" calcext:value-type="float">
            <text:p>0.013913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float" office:value="0.01316" calcext:value-type="float">
            <text:p>0.013160</text:p>
          </table:table-cell>
          <table:table-cell table:style-name="ce4" office:value-type="float" office:value="0.013818" calcext:value-type="float">
            <text:p>0.013818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4" office:value-type="float" office:value="0.01306" calcext:value-type="float">
            <text:p>0.013060</text:p>
          </table:table-cell>
          <table:table-cell table:style-name="ce4" office:value-type="float" office:value="0.013713" calcext:value-type="float">
            <text:p>0.013713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4" office:value-type="float" office:value="0.01295" calcext:value-type="float">
            <text:p>0.012950</text:p>
          </table:table-cell>
          <table:table-cell table:style-name="ce4" office:value-type="float" office:value="0.0135975" calcext:value-type="float">
            <text:p>0.013598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float" office:value="0.01283" calcext:value-type="float">
            <text:p>0.012830</text:p>
          </table:table-cell>
          <table:table-cell table:style-name="ce4" office:value-type="float" office:value="0.0134715" calcext:value-type="float">
            <text:p>0.013472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4" office:value-type="float" office:value="0.01271" calcext:value-type="float">
            <text:p>0.012710</text:p>
          </table:table-cell>
          <table:table-cell table:style-name="ce4" office:value-type="float" office:value="0.0133455" calcext:value-type="float">
            <text:p>0.013346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4" office:value-type="float" office:value="0.0126" calcext:value-type="float">
            <text:p>0.012600</text:p>
          </table:table-cell>
          <table:table-cell table:style-name="ce4" office:value-type="float" office:value="0.01323" calcext:value-type="float">
            <text:p>0.013230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4" office:value-type="float" office:value="0.0125" calcext:value-type="float">
            <text:p>0.012500</text:p>
          </table:table-cell>
          <table:table-cell table:style-name="ce4" office:value-type="float" office:value="0.013125" calcext:value-type="float">
            <text:p>0.013125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4" office:value-type="float" office:value="0.01241" calcext:value-type="float">
            <text:p>0.012410</text:p>
          </table:table-cell>
          <table:table-cell table:style-name="ce4" office:value-type="float" office:value="0.0130305" calcext:value-type="float">
            <text:p>0.013031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" office:value-type="float" office:value="0.01235" calcext:value-type="float">
            <text:p>0.012350</text:p>
          </table:table-cell>
          <table:table-cell table:style-name="ce4" office:value-type="float" office:value="0.0129675" calcext:value-type="float">
            <text:p>0.012968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4" office:value-type="float" office:value="0.01229" calcext:value-type="float">
            <text:p>0.012290</text:p>
          </table:table-cell>
          <table:table-cell table:style-name="ce4" office:value-type="float" office:value="0.0129045" calcext:value-type="float">
            <text:p>0.012905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4" office:value-type="float" office:value="0.01222" calcext:value-type="float">
            <text:p>0.012220</text:p>
          </table:table-cell>
          <table:table-cell table:style-name="ce4" office:value-type="float" office:value="0.012831" calcext:value-type="float">
            <text:p>0.012831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float" office:value="0.01214" calcext:value-type="float">
            <text:p>0.012140</text:p>
          </table:table-cell>
          <table:table-cell table:style-name="ce4" office:value-type="float" office:value="0.012747" calcext:value-type="float">
            <text:p>0.012747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4" office:value-type="float" office:value="0.01203" calcext:value-type="float">
            <text:p>0.012030</text:p>
          </table:table-cell>
          <table:table-cell table:style-name="ce4" office:value-type="float" office:value="0.0126315" calcext:value-type="float">
            <text:p>0.012632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float" office:value="0.0119" calcext:value-type="float">
            <text:p>0.011900</text:p>
          </table:table-cell>
          <table:table-cell table:style-name="ce4" office:value-type="float" office:value="0.012495" calcext:value-type="float">
            <text:p>0.012495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4" office:value-type="float" office:value="0.01178" calcext:value-type="float">
            <text:p>0.011780</text:p>
          </table:table-cell>
          <table:table-cell table:style-name="ce4" office:value-type="float" office:value="0.012369" calcext:value-type="float">
            <text:p>0.012369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01168" calcext:value-type="float">
            <text:p>0.011680</text:p>
          </table:table-cell>
          <table:table-cell table:style-name="ce4" office:value-type="float" office:value="0.012264" calcext:value-type="float">
            <text:p>0.012264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float" office:value="0.01164" calcext:value-type="float">
            <text:p>0.011640</text:p>
          </table:table-cell>
          <table:table-cell table:style-name="ce4" office:value-type="float" office:value="0.012222" calcext:value-type="float">
            <text:p>0.012222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4" office:value-type="float" office:value="0.01166" calcext:value-type="float">
            <text:p>0.011660</text:p>
          </table:table-cell>
          <table:table-cell table:style-name="ce4" office:value-type="float" office:value="0.012243" calcext:value-type="float">
            <text:p>0.012243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4" office:value-type="float" office:value="0.01177" calcext:value-type="float">
            <text:p>0.011770</text:p>
          </table:table-cell>
          <table:table-cell table:style-name="ce4" office:value-type="float" office:value="0.0123585" calcext:value-type="float">
            <text:p>0.012359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4" office:value-type="float" office:value="0.01193" calcext:value-type="float">
            <text:p>0.011930</text:p>
          </table:table-cell>
          <table:table-cell table:style-name="ce4" office:value-type="float" office:value="0.0125265" calcext:value-type="float">
            <text:p>0.012527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float" office:value="0.01215" calcext:value-type="float">
            <text:p>0.012150</text:p>
          </table:table-cell>
          <table:table-cell table:style-name="ce4" office:value-type="float" office:value="0.0127575" calcext:value-type="float">
            <text:p>0.012758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4" office:value-type="float" office:value="0.01241" calcext:value-type="float">
            <text:p>0.012410</text:p>
          </table:table-cell>
          <table:table-cell table:style-name="ce4" office:value-type="float" office:value="0.0130305" calcext:value-type="float">
            <text:p>0.013031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4" office:value-type="float" office:value="0.0127" calcext:value-type="float">
            <text:p>0.012700</text:p>
          </table:table-cell>
          <table:table-cell table:style-name="ce4" office:value-type="float" office:value="0.013335" calcext:value-type="float">
            <text:p>0.013335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4" office:value-type="float" office:value="0.01301" calcext:value-type="float">
            <text:p>0.013010</text:p>
          </table:table-cell>
          <table:table-cell table:style-name="ce4" office:value-type="float" office:value="0.0136605" calcext:value-type="float">
            <text:p>0.013661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4" office:value-type="float" office:value="0.01333" calcext:value-type="float">
            <text:p>0.013330</text:p>
          </table:table-cell>
          <table:table-cell table:style-name="ce4" office:value-type="float" office:value="0.0139965" calcext:value-type="float">
            <text:p>0.013997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4" office:value-type="float" office:value="0.01367" calcext:value-type="float">
            <text:p>0.013670</text:p>
          </table:table-cell>
          <table:table-cell table:style-name="ce4" office:value-type="float" office:value="0.0143535" calcext:value-type="float">
            <text:p>0.014354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4" office:value-type="float" office:value="0.01402" calcext:value-type="float">
            <text:p>0.014020</text:p>
          </table:table-cell>
          <table:table-cell table:style-name="ce4" office:value-type="float" office:value="0.014721" calcext:value-type="float">
            <text:p>0.014721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4" office:value-type="float" office:value="0.01437" calcext:value-type="float">
            <text:p>0.014370</text:p>
          </table:table-cell>
          <table:table-cell table:style-name="ce4" office:value-type="float" office:value="0.0150885" calcext:value-type="float">
            <text:p>0.015089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4" office:value-type="float" office:value="0.01473" calcext:value-type="float">
            <text:p>0.014730</text:p>
          </table:table-cell>
          <table:table-cell table:style-name="ce4" office:value-type="float" office:value="0.0154665" calcext:value-type="float">
            <text:p>0.015467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4" office:value-type="float" office:value="0.01508" calcext:value-type="float">
            <text:p>0.015080</text:p>
          </table:table-cell>
          <table:table-cell table:style-name="ce4" office:value-type="float" office:value="0.015834" calcext:value-type="float">
            <text:p>0.015834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4" office:value-type="float" office:value="0.01543" calcext:value-type="float">
            <text:p>0.015430</text:p>
          </table:table-cell>
          <table:table-cell table:style-name="ce4" office:value-type="float" office:value="0.0162015" calcext:value-type="float">
            <text:p>0.016202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 office:value-type="float" office:value="0.01579" calcext:value-type="float">
            <text:p>0.015790</text:p>
          </table:table-cell>
          <table:table-cell table:style-name="ce4" office:value-type="float" office:value="0.0165795" calcext:value-type="float">
            <text:p>0.016580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 office:value-type="float" office:value="0.01613" calcext:value-type="float">
            <text:p>0.016130</text:p>
          </table:table-cell>
          <table:table-cell table:style-name="ce4" office:value-type="float" office:value="0.0169365" calcext:value-type="float">
            <text:p>0.016937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4" office:value-type="float" office:value="0.01648" calcext:value-type="float">
            <text:p>0.016480</text:p>
          </table:table-cell>
          <table:table-cell table:style-name="ce4" office:value-type="float" office:value="0.017304" calcext:value-type="float">
            <text:p>0.017304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4" office:value-type="float" office:value="0.01682" calcext:value-type="float">
            <text:p>0.016820</text:p>
          </table:table-cell>
          <table:table-cell table:style-name="ce4" office:value-type="float" office:value="0.017661" calcext:value-type="float">
            <text:p>0.017661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float" office:value="0.01715" calcext:value-type="float">
            <text:p>0.017150</text:p>
          </table:table-cell>
          <table:table-cell table:style-name="ce4" office:value-type="float" office:value="0.0180075" calcext:value-type="float">
            <text:p>0.018008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float" office:value="0.01748" calcext:value-type="float">
            <text:p>0.017480</text:p>
          </table:table-cell>
          <table:table-cell table:style-name="ce4" office:value-type="float" office:value="0.018354" calcext:value-type="float">
            <text:p>0.018354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float" office:value="0.0178" calcext:value-type="float">
            <text:p>0.017800</text:p>
          </table:table-cell>
          <table:table-cell table:style-name="ce4" office:value-type="float" office:value="0.01869" calcext:value-type="float">
            <text:p>0.018690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4" office:value-type="float" office:value="0.01812" calcext:value-type="float">
            <text:p>0.018120</text:p>
          </table:table-cell>
          <table:table-cell table:style-name="ce4" office:value-type="float" office:value="0.019026" calcext:value-type="float">
            <text:p>0.019026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float" office:value="0.01843" calcext:value-type="float">
            <text:p>0.018430</text:p>
          </table:table-cell>
          <table:table-cell table:style-name="ce4" office:value-type="float" office:value="0.0193515" calcext:value-type="float">
            <text:p>0.019352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4" office:value-type="float" office:value="0.01874" calcext:value-type="float">
            <text:p>0.018740</text:p>
          </table:table-cell>
          <table:table-cell table:style-name="ce4" office:value-type="float" office:value="0.019677" calcext:value-type="float">
            <text:p>0.019677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4" office:value-type="float" office:value="0.01903" calcext:value-type="float">
            <text:p>0.019030</text:p>
          </table:table-cell>
          <table:table-cell table:style-name="ce4" office:value-type="float" office:value="0.0199815" calcext:value-type="float">
            <text:p>0.019982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 office:value-type="float" office:value="0.01933" calcext:value-type="float">
            <text:p>0.019330</text:p>
          </table:table-cell>
          <table:table-cell table:style-name="ce4" office:value-type="float" office:value="0.0202965" calcext:value-type="float">
            <text:p>0.020297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4" office:value-type="float" office:value="0.01961" calcext:value-type="float">
            <text:p>0.019610</text:p>
          </table:table-cell>
          <table:table-cell table:style-name="ce4" office:value-type="float" office:value="0.0205905" calcext:value-type="float">
            <text:p>0.020591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float" office:value="0.01989" calcext:value-type="float">
            <text:p>0.019890</text:p>
          </table:table-cell>
          <table:table-cell table:style-name="ce4" office:value-type="float" office:value="0.0208845" calcext:value-type="float">
            <text:p>0.020885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float" office:value="0.02016" calcext:value-type="float">
            <text:p>0.020160</text:p>
          </table:table-cell>
          <table:table-cell table:style-name="ce4" office:value-type="float" office:value="0.021168" calcext:value-type="float">
            <text:p>0.021168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float" office:value="0.02043" calcext:value-type="float">
            <text:p>0.020430</text:p>
          </table:table-cell>
          <table:table-cell table:style-name="ce4" office:value-type="float" office:value="0.0214515" calcext:value-type="float">
            <text:p>0.021452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4" office:value-type="float" office:value="0.02069" calcext:value-type="float">
            <text:p>0.020690</text:p>
          </table:table-cell>
          <table:table-cell table:style-name="ce4" office:value-type="float" office:value="0.0217245" calcext:value-type="float">
            <text:p>0.021725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float" office:value="0.02095" calcext:value-type="float">
            <text:p>0.020950</text:p>
          </table:table-cell>
          <table:table-cell table:style-name="ce4" office:value-type="float" office:value="0.0219975" calcext:value-type="float">
            <text:p>0.021998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4" office:value-type="float" office:value="0.0212" calcext:value-type="float">
            <text:p>0.021200</text:p>
          </table:table-cell>
          <table:table-cell table:style-name="ce4" office:value-type="float" office:value="0.02226" calcext:value-type="float">
            <text:p>0.022260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4" office:value-type="float" office:value="0.02144" calcext:value-type="float">
            <text:p>0.021440</text:p>
          </table:table-cell>
          <table:table-cell table:style-name="ce4" office:value-type="float" office:value="0.022512" calcext:value-type="float">
            <text:p>0.022512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4" office:value-type="float" office:value="0.02168" calcext:value-type="float">
            <text:p>0.021680</text:p>
          </table:table-cell>
          <table:table-cell table:style-name="ce4" office:value-type="float" office:value="0.022764" calcext:value-type="float">
            <text:p>0.022764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float" office:value="0.02192" calcext:value-type="float">
            <text:p>0.021920</text:p>
          </table:table-cell>
          <table:table-cell table:style-name="ce4" office:value-type="float" office:value="0.023016" calcext:value-type="float">
            <text:p>0.023016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4" office:value-type="float" office:value="0.02215" calcext:value-type="float">
            <text:p>0.022150</text:p>
          </table:table-cell>
          <table:table-cell table:style-name="ce4" office:value-type="float" office:value="0.0232575" calcext:value-type="float">
            <text:p>0.023258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float" office:value="0.02237" calcext:value-type="float">
            <text:p>0.022370</text:p>
          </table:table-cell>
          <table:table-cell table:style-name="ce4" office:value-type="float" office:value="0.0234885" calcext:value-type="float">
            <text:p>0.023489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4" office:value-type="float" office:value="0.02259" calcext:value-type="float">
            <text:p>0.022590</text:p>
          </table:table-cell>
          <table:table-cell table:style-name="ce4" office:value-type="float" office:value="0.0237195" calcext:value-type="float">
            <text:p>0.023720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4" office:value-type="float" office:value="0.0228" calcext:value-type="float">
            <text:p>0.022800</text:p>
          </table:table-cell>
          <table:table-cell table:style-name="ce4" office:value-type="float" office:value="0.02394" calcext:value-type="float">
            <text:p>0.023940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float" office:value="0.02301" calcext:value-type="float">
            <text:p>0.023010</text:p>
          </table:table-cell>
          <table:table-cell table:style-name="ce4" office:value-type="float" office:value="0.0241605" calcext:value-type="float">
            <text:p>0.024161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4" office:value-type="float" office:value="0.02322" calcext:value-type="float">
            <text:p>0.023220</text:p>
          </table:table-cell>
          <table:table-cell table:style-name="ce4" office:value-type="float" office:value="0.024381" calcext:value-type="float">
            <text:p>0.024381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4" office:value-type="float" office:value="0.02342" calcext:value-type="float">
            <text:p>0.023420</text:p>
          </table:table-cell>
          <table:table-cell table:style-name="ce4" office:value-type="float" office:value="0.024591" calcext:value-type="float">
            <text:p>0.024591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4" office:value-type="float" office:value="0.02362" calcext:value-type="float">
            <text:p>0.023620</text:p>
          </table:table-cell>
          <table:table-cell table:style-name="ce4" office:value-type="float" office:value="0.024801" calcext:value-type="float">
            <text:p>0.024801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4" office:value-type="float" office:value="0.02381" calcext:value-type="float">
            <text:p>0.023810</text:p>
          </table:table-cell>
          <table:table-cell table:style-name="ce4" office:value-type="float" office:value="0.0250005" calcext:value-type="float">
            <text:p>0.025001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4" office:value-type="float" office:value="0.024" calcext:value-type="float">
            <text:p>0.024000</text:p>
          </table:table-cell>
          <table:table-cell table:style-name="ce4" office:value-type="float" office:value="0.0252" calcext:value-type="float">
            <text:p>0.025200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4" office:value-type="float" office:value="0.02419" calcext:value-type="float">
            <text:p>0.024190</text:p>
          </table:table-cell>
          <table:table-cell table:style-name="ce4" office:value-type="float" office:value="0.0253995" calcext:value-type="float">
            <text:p>0.025400</text:p>
          </table:table-cell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4" office:value-type="float" office:value="0.02437" calcext:value-type="float">
            <text:p>0.024370</text:p>
          </table:table-cell>
          <table:table-cell table:style-name="ce4" office:value-type="float" office:value="0.0255885" calcext:value-type="float">
            <text:p>0.025589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4" office:value-type="float" office:value="0.02455" calcext:value-type="float">
            <text:p>0.024550</text:p>
          </table:table-cell>
          <table:table-cell table:style-name="ce4" office:value-type="float" office:value="0.0257775" calcext:value-type="float">
            <text:p>0.025778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4" office:value-type="float" office:value="0.02472" calcext:value-type="float">
            <text:p>0.024720</text:p>
          </table:table-cell>
          <table:table-cell table:style-name="ce4" office:value-type="float" office:value="0.025956" calcext:value-type="float">
            <text:p>0.025956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0.02489" calcext:value-type="float">
            <text:p>0.024890</text:p>
          </table:table-cell>
          <table:table-cell table:style-name="ce4" office:value-type="float" office:value="0.0261345" calcext:value-type="float">
            <text:p>0.026135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4" office:value-type="float" office:value="0.02506" calcext:value-type="float">
            <text:p>0.025060</text:p>
          </table:table-cell>
          <table:table-cell table:style-name="ce4" office:value-type="float" office:value="0.026313" calcext:value-type="float">
            <text:p>0.026313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4" office:value-type="float" office:value="0.02522" calcext:value-type="float">
            <text:p>0.025220</text:p>
          </table:table-cell>
          <table:table-cell table:style-name="ce4" office:value-type="float" office:value="0.026481" calcext:value-type="float">
            <text:p>0.026481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4" office:value-type="float" office:value="0.02539" calcext:value-type="float">
            <text:p>0.025390</text:p>
          </table:table-cell>
          <table:table-cell table:style-name="ce4" office:value-type="float" office:value="0.0266595" calcext:value-type="float">
            <text:p>0.026660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4" office:value-type="float" office:value="0.02554" calcext:value-type="float">
            <text:p>0.025540</text:p>
          </table:table-cell>
          <table:table-cell table:style-name="ce4" office:value-type="float" office:value="0.026817" calcext:value-type="float">
            <text:p>0.026817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0.0257" calcext:value-type="float">
            <text:p>0.025700</text:p>
          </table:table-cell>
          <table:table-cell table:style-name="ce4" office:value-type="float" office:value="0.026985" calcext:value-type="float">
            <text:p>0.026985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4" office:value-type="float" office:value="0.02585" calcext:value-type="float">
            <text:p>0.025850</text:p>
          </table:table-cell>
          <table:table-cell table:style-name="ce4" office:value-type="float" office:value="0.0271425" calcext:value-type="float">
            <text:p>0.027143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4" office:value-type="float" office:value="0.026" calcext:value-type="float">
            <text:p>0.026000</text:p>
          </table:table-cell>
          <table:table-cell table:style-name="ce4" office:value-type="float" office:value="0.0273" calcext:value-type="float">
            <text:p>0.027300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" office:value-type="float" office:value="0.02615" calcext:value-type="float">
            <text:p>0.026150</text:p>
          </table:table-cell>
          <table:table-cell table:style-name="ce4" office:value-type="float" office:value="0.0274575" calcext:value-type="float">
            <text:p>0.027458</text:p>
          </table:table-cell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4" office:value-type="float" office:value="0.02629" calcext:value-type="float">
            <text:p>0.026290</text:p>
          </table:table-cell>
          <table:table-cell table:style-name="ce4" office:value-type="float" office:value="0.0276045" calcext:value-type="float">
            <text:p>0.027605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4" office:value-type="float" office:value="0.02643" calcext:value-type="float">
            <text:p>0.026430</text:p>
          </table:table-cell>
          <table:table-cell table:style-name="ce4" office:value-type="float" office:value="0.0277515" calcext:value-type="float">
            <text:p>0.027752</text:p>
          </table:table-cell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" office:value-type="float" office:value="0.02657" calcext:value-type="float">
            <text:p>0.026570</text:p>
          </table:table-cell>
          <table:table-cell table:style-name="ce4" office:value-type="float" office:value="0.0278985" calcext:value-type="float">
            <text:p>0.027899</text:p>
          </table:table-cell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4" office:value-type="float" office:value="0.02671" calcext:value-type="float">
            <text:p>0.026710</text:p>
          </table:table-cell>
          <table:table-cell table:style-name="ce4" office:value-type="float" office:value="0.0280455" calcext:value-type="float">
            <text:p>0.028046</text:p>
          </table:table-cell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0.02684" calcext:value-type="float">
            <text:p>0.026840</text:p>
          </table:table-cell>
          <table:table-cell table:style-name="ce4" office:value-type="float" office:value="0.028182" calcext:value-type="float">
            <text:p>0.028182</text:p>
          </table:table-cell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0.02698" calcext:value-type="float">
            <text:p>0.026980</text:p>
          </table:table-cell>
          <table:table-cell table:style-name="ce4" office:value-type="float" office:value="0.028329" calcext:value-type="float">
            <text:p>0.028329</text:p>
          </table:table-cell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4" office:value-type="float" office:value="0.02711" calcext:value-type="float">
            <text:p>0.027110</text:p>
          </table:table-cell>
          <table:table-cell table:style-name="ce4" office:value-type="float" office:value="0.0284655" calcext:value-type="float">
            <text:p>0.028466</text:p>
          </table:table-cell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float" office:value="0.02723" calcext:value-type="float">
            <text:p>0.027230</text:p>
          </table:table-cell>
          <table:table-cell table:style-name="ce4" office:value-type="float" office:value="0.0285915" calcext:value-type="float">
            <text:p>0.028592</text:p>
          </table:table-cell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4" office:value-type="float" office:value="0.02736" calcext:value-type="float">
            <text:p>0.027360</text:p>
          </table:table-cell>
          <table:table-cell table:style-name="ce4" office:value-type="float" office:value="0.028728" calcext:value-type="float">
            <text:p>0.028728</text:p>
          </table:table-cell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4" office:value-type="float" office:value="0.02748" calcext:value-type="float">
            <text:p>0.027480</text:p>
          </table:table-cell>
          <table:table-cell table:style-name="ce4" office:value-type="float" office:value="0.028854" calcext:value-type="float">
            <text:p>0.028854</text:p>
          </table:table-cell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4" office:value-type="float" office:value="0.0276" calcext:value-type="float">
            <text:p>0.027600</text:p>
          </table:table-cell>
          <table:table-cell table:style-name="ce4" office:value-type="float" office:value="0.02898" calcext:value-type="float">
            <text:p>0.028980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4" office:value-type="float" office:value="0.02772" calcext:value-type="float">
            <text:p>0.027720</text:p>
          </table:table-cell>
          <table:table-cell table:style-name="ce4" office:value-type="float" office:value="0.029106" calcext:value-type="float">
            <text:p>0.029106</text:p>
          </table:table-cell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0.02784" calcext:value-type="float">
            <text:p>0.027840</text:p>
          </table:table-cell>
          <table:table-cell table:style-name="ce4" office:value-type="float" office:value="0.029232" calcext:value-type="float">
            <text:p>0.029232</text:p>
          </table:table-cell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4" office:value-type="float" office:value="0.02795" calcext:value-type="float">
            <text:p>0.027950</text:p>
          </table:table-cell>
          <table:table-cell table:style-name="ce4" office:value-type="float" office:value="0.0293475" calcext:value-type="float">
            <text:p>0.029348</text:p>
          </table:table-cell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 office:value-type="float" office:value="0.02807" calcext:value-type="float">
            <text:p>0.028070</text:p>
          </table:table-cell>
          <table:table-cell table:style-name="ce4" office:value-type="float" office:value="0.0294735" calcext:value-type="float">
            <text:p>0.029474</text:p>
          </table:table-cell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4" office:value-type="float" office:value="0.02818" calcext:value-type="float">
            <text:p>0.028180</text:p>
          </table:table-cell>
          <table:table-cell table:style-name="ce4" office:value-type="float" office:value="0.029589" calcext:value-type="float">
            <text:p>0.029589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0.02829" calcext:value-type="float">
            <text:p>0.028290</text:p>
          </table:table-cell>
          <table:table-cell table:style-name="ce4" office:value-type="float" office:value="0.0297045" calcext:value-type="float">
            <text:p>0.029705</text:p>
          </table:table-cell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float" office:value="0.0284" calcext:value-type="float">
            <text:p>0.028400</text:p>
          </table:table-cell>
          <table:table-cell table:style-name="ce4" office:value-type="float" office:value="0.02982" calcext:value-type="float">
            <text:p>0.029820</text:p>
          </table:table-cell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4" office:value-type="float" office:value="0.0285" calcext:value-type="float">
            <text:p>0.028500</text:p>
          </table:table-cell>
          <table:table-cell table:style-name="ce4" office:value-type="float" office:value="0.029925" calcext:value-type="float">
            <text:p>0.029925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0.02861" calcext:value-type="float">
            <text:p>0.028610</text:p>
          </table:table-cell>
          <table:table-cell table:style-name="ce4" office:value-type="float" office:value="0.0300405" calcext:value-type="float">
            <text:p>0.030041</text:p>
          </table:table-cell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4" office:value-type="float" office:value="0.02871" calcext:value-type="float">
            <text:p>0.028710</text:p>
          </table:table-cell>
          <table:table-cell table:style-name="ce4" office:value-type="float" office:value="0.0301455" calcext:value-type="float">
            <text:p>0.030146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4" office:value-type="float" office:value="0.02881" calcext:value-type="float">
            <text:p>0.028810</text:p>
          </table:table-cell>
          <table:table-cell table:style-name="ce4" office:value-type="float" office:value="0.0302505" calcext:value-type="float">
            <text:p>0.030251</text:p>
          </table:table-cell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float" office:value="0.02891" calcext:value-type="float">
            <text:p>0.028910</text:p>
          </table:table-cell>
          <table:table-cell table:style-name="ce4" office:value-type="float" office:value="0.0303555" calcext:value-type="float">
            <text:p>0.030356</text:p>
          </table:table-cell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4" office:value-type="float" office:value="0.02901" calcext:value-type="float">
            <text:p>0.029010</text:p>
          </table:table-cell>
          <table:table-cell table:style-name="ce4" office:value-type="float" office:value="0.0304605" calcext:value-type="float">
            <text:p>0.030461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0.02911" calcext:value-type="float">
            <text:p>0.029110</text:p>
          </table:table-cell>
          <table:table-cell table:style-name="ce4" office:value-type="float" office:value="0.0305655" calcext:value-type="float">
            <text:p>0.030566</text:p>
          </table:table-cell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4" office:value-type="float" office:value="0.0292" calcext:value-type="float">
            <text:p>0.029200</text:p>
          </table:table-cell>
          <table:table-cell table:style-name="ce4" office:value-type="float" office:value="0.03066" calcext:value-type="float">
            <text:p>0.030660</text:p>
          </table:table-cell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4" office:value-type="float" office:value="0.0293" calcext:value-type="float">
            <text:p>0.029300</text:p>
          </table:table-cell>
          <table:table-cell table:style-name="ce4" office:value-type="float" office:value="0.030765" calcext:value-type="float">
            <text:p>0.030765</text:p>
          </table:table-cell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float" office:value="0.02939" calcext:value-type="float">
            <text:p>0.029390</text:p>
          </table:table-cell>
          <table:table-cell table:style-name="ce4" office:value-type="float" office:value="0.0308595" calcext:value-type="float">
            <text:p>0.030860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4" office:value-type="float" office:value="0.02948" calcext:value-type="float">
            <text:p>0.029480</text:p>
          </table:table-cell>
          <table:table-cell table:style-name="ce4" office:value-type="float" office:value="0.030954" calcext:value-type="float">
            <text:p>0.030954</text:p>
          </table:table-cell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4" office:value-type="float" office:value="0.02957" calcext:value-type="float">
            <text:p>0.029570</text:p>
          </table:table-cell>
          <table:table-cell table:style-name="ce4" office:value-type="float" office:value="0.0310485" calcext:value-type="float">
            <text:p>0.031049</text:p>
          </table:table-cell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4" office:value-type="float" office:value="0.02966" calcext:value-type="float">
            <text:p>0.029660</text:p>
          </table:table-cell>
          <table:table-cell table:style-name="ce4" office:value-type="float" office:value="0.031143" calcext:value-type="float">
            <text:p>0.031143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4" office:value-type="float" office:value="0.02975" calcext:value-type="float">
            <text:p>0.029750</text:p>
          </table:table-cell>
          <table:table-cell table:style-name="ce4" office:value-type="float" office:value="0.0312375" calcext:value-type="float">
            <text:p>0.031238</text:p>
          </table:table-cell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4" office:value-type="float" office:value="0.02984" calcext:value-type="float">
            <text:p>0.029840</text:p>
          </table:table-cell>
          <table:table-cell table:style-name="ce4" office:value-type="float" office:value="0.031332" calcext:value-type="float">
            <text:p>0.031332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4" office:value-type="float" office:value="0.02992" calcext:value-type="float">
            <text:p>0.029920</text:p>
          </table:table-cell>
          <table:table-cell table:style-name="ce4" office:value-type="float" office:value="0.031416" calcext:value-type="float">
            <text:p>0.031416</text:p>
          </table:table-cell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" office:value-type="float" office:value="0.03001" calcext:value-type="float">
            <text:p>0.030010</text:p>
          </table:table-cell>
          <table:table-cell table:style-name="ce4" office:value-type="float" office:value="0.0315105" calcext:value-type="float">
            <text:p>0.031511</text:p>
          </table:table-cell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 office:value-type="float" office:value="0.03009" calcext:value-type="float">
            <text:p>0.030090</text:p>
          </table:table-cell>
          <table:table-cell table:style-name="ce4" office:value-type="float" office:value="0.0315945" calcext:value-type="float">
            <text:p>0.031595</text:p>
          </table:table-cell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4" office:value-type="float" office:value="0.03017" calcext:value-type="float">
            <text:p>0.030170</text:p>
          </table:table-cell>
          <table:table-cell table:style-name="ce4" office:value-type="float" office:value="0.0316785" calcext:value-type="float">
            <text:p>0.031679</text:p>
          </table:table-cell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4" office:value-type="float" office:value="0.03025" calcext:value-type="float">
            <text:p>0.030250</text:p>
          </table:table-cell>
          <table:table-cell table:style-name="ce4" office:value-type="float" office:value="0.0317625" calcext:value-type="float">
            <text:p>0.031763</text:p>
          </table:table-cell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4" office:value-type="float" office:value="0.03033" calcext:value-type="float">
            <text:p>0.030330</text:p>
          </table:table-cell>
          <table:table-cell table:style-name="ce4" office:value-type="float" office:value="0.0318465" calcext:value-type="float">
            <text:p>0.031847</text:p>
          </table:table-cell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float" office:value="0.03041" calcext:value-type="float">
            <text:p>0.030410</text:p>
          </table:table-cell>
          <table:table-cell table:style-name="ce4" office:value-type="float" office:value="0.0319305" calcext:value-type="float">
            <text:p>0.031931</text:p>
          </table:table-cell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4" office:value-type="float" office:value="0.03049" calcext:value-type="float">
            <text:p>0.030490</text:p>
          </table:table-cell>
          <table:table-cell table:style-name="ce4" office:value-type="float" office:value="0.0320145" calcext:value-type="float">
            <text:p>0.032015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4" office:value-type="float" office:value="0.03056" calcext:value-type="float">
            <text:p>0.030560</text:p>
          </table:table-cell>
          <table:table-cell table:style-name="ce4" office:value-type="float" office:value="0.032088" calcext:value-type="float">
            <text:p>0.032088</text:p>
          </table:table-cell>
        </table:table-row>
        <table:table-row table:style-name="ro1" table:number-rows-repeated="10484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ad_rate" table:style-name="ta1">
        <table:table-column table:style-name="co2" table:default-cell-style-name="ce3"/>
        <table:table-column table:style-name="co6" table:number-columns-repeated="2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load_01</text:p>
          </table:table-cell>
          <table:table-cell office:value-type="string" calcext:value-type="string">
            <text:p>load_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number:number-style style:name="N156">
      <number:number number:decimal-places="5" number:min-decimal-places="5" number:min-integer-digits="1"/>
    </number:number-style>
    <number:number-style style:name="N157">
      <number:number number:decimal-places="7" number:min-decimal-places="7" number:min-integer-digits="1"/>
    </number:number-style>
    <number:number-style style:name="N158">
      <number:number number:decimal-places="3" number:min-decimal-places="3" number:min-integer-digits="1"/>
    </number:number-style>
    <number:number-style style:name="N159">
      <number:number number:decimal-places="4" number:min-decimal-places="4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3399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3366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33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00808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071in 0.0209in 0.0071in" style:diagonal-bl-tr="none" style:diagonal-tl-br="none" fo:border-left="none" fo:padding="0.028in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09:04:44.88565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rt" style:display-name="PageStyle_m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tn_5f_exp" style:display-name="PageStyle_mtn_ex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q_5f_exp" style:display-name="PageStyle_acq_ex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lation" style:display-name="PageStyle_infl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pse" style:display-name="PageStyle_lap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ot_5f_rate" style:display-name="PageStyle_spot_r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ot_5f_rate_20_1" style:display-name="PageStyle_spot_rat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ad" style:display-name="PageStyle_lo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4T05:14:29.218703500</meta:creation-date>
    <dc:date>2025-07-04T09:05:22.426135700</dc:date>
    <meta:editing-duration>PT21M24S</meta:editing-duration>
    <meta:editing-cycles>19</meta:editing-cycles>
    <meta:generator>LibreOffice/25.2.4.3$Windows_X86_64 LibreOffice_project/33e196637044ead23f5c3226cde09b47731f7e27</meta:generator>
    <meta:document-statistic meta:table-count="7" meta:cell-count="1643" meta:object-count="0"/>
  </office:meta>
</office:document-meta>
</file>